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Poppins" svg:font-family="Poppi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1a8c34" officeooo:paragraph-rsid="001cba46"/>
    </style:style>
    <style:style style:name="P2"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8db14" officeooo:paragraph-rsid="0048db14"/>
    </style:style>
    <style:style style:name="P3" style:family="paragraph" style:parent-style-name="Standard" style:master-page-name="">
      <loext:graphic-properties draw:fill="none"/>
      <style:paragraph-properties fo:margin-left="0cm" fo:margin-right="0cm" fo:text-indent="0.499cm" style:auto-text-indent="false" style:page-number="auto" fo:background-color="transparent">
        <style:tab-stops>
          <style:tab-stop style:position="0.564cm"/>
        </style:tab-stops>
      </style:paragraph-properties>
      <style:text-properties officeooo:rsid="0048face" officeooo:paragraph-rsid="0048face"/>
    </style:style>
    <style:style style:name="P4"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4c609b" officeooo:paragraph-rsid="004c609b"/>
    </style:style>
    <style:style style:name="P5"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18fb70" officeooo:paragraph-rsid="0018fb70"/>
    </style:style>
    <style:style style:name="P6" style:family="paragraph" style:parent-style-name="Standard">
      <loext:graphic-properties draw:fill="none"/>
      <style:paragraph-properties fo:margin-left="0cm" fo:margin-right="0cm" fo:text-indent="0.499cm" style:auto-text-indent="false" fo:background-color="transparent"/>
      <style:text-properties officeooo:rsid="001a8c34" officeooo:paragraph-rsid="001cba46"/>
    </style:style>
    <style:style style:name="P7" style:family="paragraph" style:parent-style-name="Standard">
      <loext:graphic-properties draw:fill="none"/>
      <style:paragraph-properties fo:margin-left="0cm" fo:margin-right="0cm" fo:text-indent="0.499cm" style:auto-text-indent="false" fo:background-color="transparent"/>
      <style:text-properties officeooo:rsid="001da52f" officeooo:paragraph-rsid="001da52f"/>
    </style:style>
    <style:style style:name="P8" style:family="paragraph" style:parent-style-name="Standard">
      <loext:graphic-properties draw:fill="none"/>
      <style:paragraph-properties fo:margin-left="0cm" fo:margin-right="0cm" fo:text-indent="0.499cm" style:auto-text-indent="false" fo:background-color="transparent"/>
      <style:text-properties officeooo:rsid="00206fd8" officeooo:paragraph-rsid="00206fd8"/>
    </style:style>
    <style:style style:name="P9" style:family="paragraph" style:parent-style-name="Standard">
      <loext:graphic-properties draw:fill="none"/>
      <style:paragraph-properties fo:margin-left="0cm" fo:margin-right="0cm" fo:text-indent="0.499cm" style:auto-text-indent="false" fo:background-color="transparent"/>
      <style:text-properties fo:font-weight="bold" officeooo:rsid="00206fd8" officeooo:paragraph-rsid="00206fd8" style:font-weight-asian="bold" style:font-weight-complex="bold"/>
    </style:style>
    <style:style style:name="P10" style:family="paragraph" style:parent-style-name="Standard">
      <loext:graphic-properties draw:fill="none"/>
      <style:paragraph-properties fo:margin-left="0cm" fo:margin-right="0cm" fo:text-indent="0.499cm" style:auto-text-indent="false" fo:background-color="transparent"/>
      <style:text-properties fo:font-weight="bold" officeooo:rsid="0030098e" officeooo:paragraph-rsid="0030098e" style:font-weight-asian="bold" style:font-weight-complex="bold"/>
    </style:style>
    <style:style style:name="P11" style:family="paragraph" style:parent-style-name="Standard">
      <loext:graphic-properties draw:fill="none"/>
      <style:paragraph-properties fo:margin-left="0cm" fo:margin-right="0cm" fo:text-indent="0.499cm" style:auto-text-indent="false" fo:background-color="transparent"/>
      <style:text-properties officeooo:rsid="00266e38" officeooo:paragraph-rsid="00266e38"/>
    </style:style>
    <style:style style:name="P12" style:family="paragraph" style:parent-style-name="Standard">
      <loext:graphic-properties draw:fill="none"/>
      <style:paragraph-properties fo:margin-left="0cm" fo:margin-right="0cm" fo:text-indent="0.499cm" style:auto-text-indent="false" fo:background-color="transparent"/>
      <style:text-properties fo:font-weight="normal" officeooo:rsid="0023ae19" officeooo:paragraph-rsid="00206fd8" style:font-weight-asian="normal" style:font-weight-complex="normal"/>
    </style:style>
    <style:style style:name="P13" style:family="paragraph" style:parent-style-name="Standard">
      <loext:graphic-properties draw:fill="none"/>
      <style:paragraph-properties fo:margin-left="0cm" fo:margin-right="0cm" fo:text-indent="0.499cm" style:auto-text-indent="false" fo:background-color="transparent"/>
      <style:text-properties fo:font-weight="normal" officeooo:rsid="0030098e" officeooo:paragraph-rsid="0030098e" style:font-weight-asian="normal" style:font-weight-complex="normal"/>
    </style:style>
    <style:style style:name="P14" style:family="paragraph" style:parent-style-name="Standard">
      <loext:graphic-properties draw:fill="none"/>
      <style:paragraph-properties fo:margin-left="0cm" fo:margin-right="0cm" fo:text-indent="0.499cm" style:auto-text-indent="false" fo:background-color="transparent"/>
      <style:text-properties fo:font-weight="normal" officeooo:rsid="0030098e" officeooo:paragraph-rsid="00344759" style:font-weight-asian="normal" style:font-weight-complex="normal"/>
    </style:style>
    <style:style style:name="P15" style:family="paragraph" style:parent-style-name="Standard">
      <loext:graphic-properties draw:fill="none"/>
      <style:paragraph-properties fo:margin-left="0cm" fo:margin-right="0cm" fo:text-indent="0.499cm" style:auto-text-indent="false" fo:background-color="transparent"/>
      <style:text-properties officeooo:rsid="0048db14" officeooo:paragraph-rsid="0048db14"/>
    </style:style>
    <style:style style:name="P16" style:family="paragraph" style:parent-style-name="Standard">
      <loext:graphic-properties draw:fill="none"/>
      <style:paragraph-properties fo:margin-left="0cm" fo:margin-right="0cm" fo:text-indent="0.499cm" style:auto-text-indent="false" fo:background-color="transparent">
        <style:tab-stops>
          <style:tab-stop style:position="0.564cm"/>
        </style:tab-stops>
      </style:paragraph-properties>
      <style:text-properties officeooo:rsid="0048face" officeooo:paragraph-rsid="0048face"/>
    </style:style>
    <style:style style:name="P17" style:family="paragraph" style:parent-style-name="Standard">
      <loext:graphic-properties draw:fill="none"/>
      <style:paragraph-properties fo:margin-left="0cm" fo:margin-right="0cm" fo:text-indent="0.499cm" style:auto-text-indent="false" fo:background-color="transparent"/>
      <style:text-properties officeooo:rsid="004c609b" officeooo:paragraph-rsid="004c609b"/>
    </style:style>
    <style:style style:name="P18" style:family="paragraph" style:parent-style-name="Standard">
      <loext:graphic-properties draw:fill="none"/>
      <style:paragraph-properties fo:margin-left="0cm" fo:margin-right="0cm" fo:text-indent="0.499cm" style:auto-text-indent="false" fo:background-color="transparent"/>
      <style:text-properties officeooo:paragraph-rsid="004c609b"/>
    </style:style>
    <style:style style:name="P19" style:family="paragraph" style:parent-style-name="Standard">
      <loext:graphic-properties draw:fill="none"/>
      <style:paragraph-properties fo:margin-left="0cm" fo:margin-right="0cm" fo:text-indent="0.499cm" style:auto-text-indent="false" fo:background-color="transparent"/>
      <style:text-properties officeooo:rsid="0018fb70" officeooo:paragraph-rsid="0018fb70"/>
    </style:style>
    <style:style style:name="P20" style:family="paragraph" style:parent-style-name="Standard">
      <loext:graphic-properties draw:fill="none"/>
      <style:paragraph-properties fo:margin-left="0cm" fo:margin-right="0cm" fo:text-indent="0.499cm" style:auto-text-indent="false" fo:background-color="transparent"/>
      <style:text-properties officeooo:paragraph-rsid="001cba46"/>
    </style:style>
    <style:style style:name="P21" style:family="paragraph" style:parent-style-name="Standard">
      <loext:graphic-properties draw:fill="none"/>
      <style:paragraph-properties fo:margin-left="0cm" fo:margin-right="0cm" fo:text-indent="0.499cm" style:auto-text-indent="false" fo:background-color="transparent"/>
      <style:text-properties officeooo:rsid="004de411" officeooo:paragraph-rsid="004de41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1a8c34" officeooo:paragraph-rsid="00344759"/>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266e38" officeooo:paragraph-rsid="00266e38"/>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294b0e" officeooo:paragraph-rsid="00294b0e"/>
    </style:style>
    <style:style style:name="P25" style:family="paragraph" style:parent-style-name="Standard">
      <loext:graphic-properties draw:fill="none"/>
      <style:paragraph-properties fo:margin-left="0cm" fo:margin-right="0cm" fo:text-indent="0cm" style:auto-text-indent="false" fo:background-color="transparent"/>
      <style:text-properties officeooo:rsid="00294b0e" officeooo:paragraph-rsid="002a0a9a"/>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2b261e" officeooo:paragraph-rsid="002b261e"/>
    </style:style>
    <style:style style:name="P27" style:family="paragraph" style:parent-style-name="Standard">
      <loext:graphic-properties draw:fill="none"/>
      <style:paragraph-properties fo:margin-left="0cm" fo:margin-right="0cm" fo:text-indent="0cm" style:auto-text-indent="false" fo:background-color="transparent"/>
      <style:text-properties officeooo:rsid="002d6136" officeooo:paragraph-rsid="002d6136"/>
    </style:style>
    <style:style style:name="P28" style:family="paragraph" style:parent-style-name="Standard">
      <loext:graphic-properties draw:fill="none"/>
      <style:paragraph-properties fo:margin-left="0cm" fo:margin-right="0cm" fo:text-indent="0cm" style:auto-text-indent="false" fo:background-color="transparent"/>
      <style:text-properties officeooo:rsid="002a0a9a" officeooo:paragraph-rsid="002a0a9a"/>
    </style:style>
    <style:style style:name="P29" style:family="paragraph" style:parent-style-name="Standard">
      <loext:graphic-properties draw:fill="none"/>
      <style:paragraph-properties fo:margin-left="0cm" fo:margin-right="0cm" fo:text-indent="0cm" style:auto-text-indent="false" fo:background-color="transparent"/>
      <style:text-properties officeooo:rsid="002ed350" officeooo:paragraph-rsid="002ed350"/>
    </style:style>
    <style:style style:name="P30" style:family="paragraph" style:parent-style-name="Standard">
      <loext:graphic-properties draw:fill="none"/>
      <style:paragraph-properties fo:margin-left="0cm" fo:margin-right="0cm" fo:text-indent="0cm" style:auto-text-indent="false" fo:background-color="transparent"/>
      <style:text-properties officeooo:rsid="002ed350" officeooo:paragraph-rsid="002d6136"/>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30098e" officeooo:paragraph-rsid="0030098e"/>
    </style:style>
    <style:style style:name="P32" style:family="paragraph" style:parent-style-name="Standard">
      <loext:graphic-properties draw:fill="none"/>
      <style:paragraph-properties fo:margin-left="0cm" fo:margin-right="0cm" fo:text-indent="0cm" style:auto-text-indent="false" fo:background-color="transparent"/>
      <style:text-properties officeooo:paragraph-rsid="0030098e"/>
    </style:style>
    <style:style style:name="P33" style:family="paragraph" style:parent-style-name="Standard">
      <loext:graphic-properties draw:fill="none"/>
      <style:paragraph-properties fo:margin-left="0cm" fo:margin-right="0cm" fo:text-indent="0cm" style:auto-text-indent="false" fo:background-color="transparent"/>
      <style:text-properties fo:color="#d4d4d4" loext:opacity="100%" officeooo:paragraph-rsid="003264e7" fo:background-color="#1e1e1e"/>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d4d4d4" loext:opacity="100%" officeooo:paragraph-rsid="00482278" fo:background-color="#1e1e1e"/>
    </style:style>
    <style:style style:name="P35" style:family="paragraph" style:parent-style-name="Standard">
      <loext:graphic-properties draw:fill="none"/>
      <style:paragraph-properties fo:margin-left="0cm" fo:margin-right="0cm" fo:text-indent="0cm" style:auto-text-indent="false" fo:background-color="transparent"/>
      <style:text-properties fo:color="#d4d4d4" loext:opacity="100%" style:font-name="Consolas" fo:font-size="8.39999961853027pt" fo:font-weight="normal" officeooo:paragraph-rsid="003264e7" fo:background-color="#1e1e1e"/>
    </style:style>
    <style:style style:name="P36" style:family="paragraph" style:parent-style-name="Standard">
      <loext:graphic-properties draw:fill="none"/>
      <style:paragraph-properties fo:margin-left="0cm" fo:margin-right="0cm" fo:text-indent="0cm" style:auto-text-indent="false" fo:background-color="transparent"/>
      <style:text-properties fo:color="#d4d4d4" loext:opacity="100%" style:font-name="Consolas" fo:font-size="8.39999961853027pt" fo:font-weight="normal" officeooo:paragraph-rsid="00362821" fo:background-color="#1e1e1e"/>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d4d4d4" loext:opacity="100%" style:font-name="Consolas" fo:font-size="8.39999961853027pt" fo:font-weight="normal" officeooo:rsid="00376497" officeooo:paragraph-rsid="00376497" fo:background-color="#1e1e1e"/>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d4d4d4" loext:opacity="100%" style:font-name="Consolas" fo:font-size="8.39999961853027pt" fo:font-weight="normal" officeooo:paragraph-rsid="00482278" fo:background-color="#1e1e1e"/>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d4d4d4" loext:opacity="100%" style:font-name="Consolas" fo:font-size="8.39999961853027pt" fo:font-weight="normal" officeooo:rsid="00482278" officeooo:paragraph-rsid="00482278" fo:background-color="#1e1e1e"/>
    </style:style>
    <style:style style:name="P40" style:family="paragraph" style:parent-style-name="Standard">
      <loext:graphic-properties draw:fill="none"/>
      <style:paragraph-properties fo:margin-left="0cm" fo:margin-right="0cm" fo:text-indent="0cm" style:auto-text-indent="false" fo:background-color="transparent"/>
      <style:text-properties fo:color="#d4d4d4" loext:opacity="100%" fo:font-weight="normal" officeooo:paragraph-rsid="00362821" fo:background-color="#1e1e1e"/>
    </style:style>
    <style:style style:name="P41" style:family="paragraph" style:parent-style-name="Standard">
      <loext:graphic-properties draw:fill="none"/>
      <style:paragraph-properties fo:margin-left="0cm" fo:margin-right="0cm" fo:text-indent="0cm" style:auto-text-indent="false" fo:background-color="transparent"/>
      <style:text-properties fo:font-weight="normal" officeooo:rsid="00362821" officeooo:paragraph-rsid="00362821" style:font-weight-asian="normal" style:font-weight-complex="normal"/>
    </style:style>
    <style:style style:name="P42" style:family="paragraph" style:parent-style-name="Standard">
      <loext:graphic-properties draw:fill="none"/>
      <style:paragraph-properties fo:margin-left="0cm" fo:margin-right="0cm" fo:text-indent="0cm" style:auto-text-indent="false" fo:background-color="transparent"/>
      <style:text-properties fo:font-weight="normal" officeooo:rsid="0030098e" officeooo:paragraph-rsid="00362821" style:font-weight-asian="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ext-properties fo:font-weight="normal" officeooo:rsid="004408c6" officeooo:paragraph-rsid="004408c6" style:font-weight-asian="normal" style:font-weight-complex="normal"/>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76497" officeooo:paragraph-rsid="00376497"/>
    </style:style>
    <style:style style:name="P45" style:family="paragraph" style:parent-style-name="Standard">
      <loext:graphic-properties draw:fill="none"/>
      <style:paragraph-properties fo:margin-left="0cm" fo:margin-right="0cm" fo:text-indent="0cm" style:auto-text-indent="false" fo:background-color="transparent"/>
      <style:text-properties officeooo:rsid="004408c6" officeooo:paragraph-rsid="004408c6"/>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212bf" officeooo:paragraph-rsid="004650e6"/>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212bf" officeooo:paragraph-rsid="00482278"/>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82278" officeooo:paragraph-rsid="00482278"/>
    </style:style>
    <style:style style:name="P49" style:family="paragraph" style:parent-style-name="Standard">
      <loext:graphic-properties draw:fill="none"/>
      <style:paragraph-properties fo:margin-left="0cm" fo:margin-right="0cm" fo:text-indent="0cm" style:auto-text-indent="false" fo:background-color="transparent"/>
      <style:text-properties officeooo:rsid="0048c4c6" officeooo:paragraph-rsid="0048db14"/>
    </style:style>
    <style:style style:name="P50" style:family="paragraph" style:parent-style-name="Standard">
      <loext:graphic-properties draw:fill="none"/>
      <style:paragraph-properties fo:margin-left="0cm" fo:margin-right="0cm" fo:text-indent="0cm" style:auto-text-indent="false" fo:background-color="transparent"/>
      <style:text-properties officeooo:rsid="0048db14" officeooo:paragraph-rsid="0048db14"/>
    </style:style>
    <style:style style:name="P51" style:family="paragraph" style:parent-style-name="Standard">
      <loext:graphic-properties draw:fill="none"/>
      <style:paragraph-properties fo:margin-left="0cm" fo:margin-right="0cm" fo:text-indent="0cm" style:auto-text-indent="false" fo:background-color="transparent"/>
      <style:text-properties officeooo:rsid="0048db14" officeooo:paragraph-rsid="00494aa0"/>
    </style:style>
    <style:style style:name="P52" style:family="paragraph" style:parent-style-name="Standard">
      <loext:graphic-properties draw:fill="none"/>
      <style:paragraph-properties fo:margin-left="0cm" fo:margin-right="0cm" fo:text-indent="0cm" style:auto-text-indent="false" fo:background-color="transparent"/>
      <style:text-properties officeooo:rsid="00494aa0" officeooo:paragraph-rsid="00494aa0"/>
    </style:style>
    <style:style style:name="P53" style:family="paragraph" style:parent-style-name="Standard">
      <loext:graphic-properties draw:fill="none"/>
      <style:paragraph-properties fo:margin-left="0cm" fo:margin-right="0cm" fo:text-indent="0cm" style:auto-text-indent="false" fo:background-color="transparent"/>
      <style:text-properties fo:font-weight="bold" officeooo:rsid="0048db14" officeooo:paragraph-rsid="0048db14" style:font-weight-asian="bold" style:font-weight-complex="bold"/>
    </style:style>
    <style:style style:name="P54" style:family="paragraph" style:parent-style-name="Standard">
      <loext:graphic-properties draw:fill="none"/>
      <style:paragraph-properties fo:margin-left="0cm" fo:margin-right="0cm" fo:text-indent="0cm" style:auto-text-indent="false" fo:background-color="transparent"/>
      <style:text-properties fo:color="#000000" loext:opacity="100%" fo:font-size="11pt" fo:font-weight="bold" officeooo:rsid="004de411" officeooo:paragraph-rsid="004de411" style:font-size-asian="11pt" style:font-weight-asian="bold" style:font-size-complex="11pt" style:font-weight-complex="bold"/>
    </style:style>
    <style:style style:name="P55" style:family="paragraph" style:parent-style-name="Standard">
      <loext:graphic-properties draw:fill="none"/>
      <style:paragraph-properties fo:margin-left="0cm" fo:margin-right="0cm" fo:text-indent="0cm" style:auto-text-indent="false" fo:background-color="transparent"/>
      <style:text-properties officeooo:rsid="001da52f" officeooo:paragraph-rsid="001da52f"/>
    </style:style>
    <style:style style:name="P5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2d6136" officeooo:paragraph-rsid="002d6136"/>
    </style:style>
    <style:style style:name="P57" style:family="paragraph" style:parent-style-name="Standard">
      <style:text-properties officeooo:rsid="00310083" officeooo:paragraph-rsid="00310083"/>
    </style:style>
    <style:style style:name="P58" style:family="paragraph" style:parent-style-name="Standard">
      <style:text-properties officeooo:rsid="003264e7" officeooo:paragraph-rsid="003264e7"/>
    </style:style>
    <style:style style:name="P59" style:family="paragraph" style:parent-style-name="Standard">
      <style:text-properties fo:color="#d4d4d4" loext:opacity="100%" officeooo:paragraph-rsid="00376497" fo:background-color="#1e1e1e"/>
    </style:style>
    <style:style style:name="P60" style:family="paragraph" style:parent-style-name="Standard">
      <style:text-properties fo:color="#d4d4d4" loext:opacity="100%" officeooo:rsid="00376497" officeooo:paragraph-rsid="00376497" fo:background-color="#1e1e1e"/>
    </style:style>
    <style:style style:name="P61" style:family="paragraph" style:parent-style-name="Standard">
      <style:text-properties fo:color="#d4d4d4" loext:opacity="100%" officeooo:paragraph-rsid="003d43f1" fo:background-color="#1e1e1e"/>
    </style:style>
    <style:style style:name="P62" style:family="paragraph" style:parent-style-name="Standard">
      <style:text-properties fo:color="#d4d4d4" loext:opacity="100%" style:font-name="Consolas" fo:font-size="8.39999961853027pt" fo:font-weight="normal" officeooo:rsid="00376497" officeooo:paragraph-rsid="00376497" fo:background-color="#1e1e1e"/>
    </style:style>
    <style:style style:name="P63" style:family="paragraph" style:parent-style-name="Standard">
      <style:text-properties fo:color="#d4d4d4" loext:opacity="100%" style:font-name="Consolas" fo:font-size="8.39999961853027pt" fo:font-weight="normal" officeooo:paragraph-rsid="00376497" fo:background-color="#1e1e1e"/>
    </style:style>
    <style:style style:name="P64" style:family="paragraph" style:parent-style-name="Standard">
      <style:text-properties fo:color="#d4d4d4" loext:opacity="100%" style:font-name="Consolas" fo:font-size="8.39999961853027pt" fo:font-weight="normal" officeooo:paragraph-rsid="003ae882" fo:background-color="#1e1e1e"/>
    </style:style>
    <style:style style:name="P65" style:family="paragraph" style:parent-style-name="Standard">
      <style:text-properties fo:color="#d4d4d4" loext:opacity="100%" style:font-name="Consolas" fo:font-size="8.39999961853027pt" fo:font-weight="normal" officeooo:paragraph-rsid="003b768d" fo:background-color="#1e1e1e"/>
    </style:style>
    <style:style style:name="P66" style:family="paragraph" style:parent-style-name="Standard">
      <style:text-properties fo:color="#d4d4d4" loext:opacity="100%" style:font-name="Consolas" fo:font-size="8.39999961853027pt" fo:font-weight="normal" officeooo:paragraph-rsid="003d43f1" fo:background-color="#1e1e1e"/>
    </style:style>
    <style:style style:name="P67" style:family="paragraph" style:parent-style-name="Standard">
      <style:text-properties fo:color="#d4d4d4" loext:opacity="100%" style:font-name="Consolas" fo:font-size="8.39999961853027pt" fo:font-weight="normal" officeooo:paragraph-rsid="003ae882" fo:background-color="#1e1e1e" style:font-weight-asian="normal" style:font-weight-complex="normal"/>
    </style:style>
    <style:style style:name="P68" style:family="paragraph" style:parent-style-name="Standard">
      <style:text-properties fo:color="#d4d4d4" loext:opacity="100%" style:font-name="Consolas" fo:font-size="8.39999961853027pt" fo:font-weight="normal" officeooo:paragraph-rsid="003b768d" fo:background-color="#1e1e1e" style:font-weight-asian="normal" style:font-weight-complex="normal"/>
    </style:style>
    <style:style style:name="P69" style:family="paragraph" style:parent-style-name="Standard">
      <style:text-properties fo:color="#d4d4d4" loext:opacity="100%" style:font-name="Consolas" fo:font-size="8.39999961853027pt" fo:font-weight="normal" officeooo:rsid="003d43f1" officeooo:paragraph-rsid="003d43f1" fo:background-color="#1e1e1e"/>
    </style:style>
    <style:style style:name="P70" style:family="paragraph" style:parent-style-name="Standard">
      <style:text-properties officeooo:rsid="00362821" officeooo:paragraph-rsid="00362821"/>
    </style:style>
    <style:style style:name="P71" style:family="paragraph" style:parent-style-name="Standard">
      <style:text-properties officeooo:rsid="00376497"/>
    </style:style>
    <style:style style:name="P72" style:family="paragraph" style:parent-style-name="Standard">
      <style:text-properties officeooo:rsid="00376497" officeooo:paragraph-rsid="00376497"/>
    </style:style>
    <style:style style:name="P73" style:family="paragraph" style:parent-style-name="Standard">
      <style:text-properties officeooo:rsid="00384061" officeooo:paragraph-rsid="00384061"/>
    </style:style>
    <style:style style:name="P74" style:family="paragraph" style:parent-style-name="Standard">
      <style:text-properties fo:color="#c9211e" loext:opacity="100%" style:font-name="Consolas" fo:font-size="8.39999961853027pt" fo:font-weight="normal" officeooo:paragraph-rsid="00310083" fo:background-color="#1e1e1e"/>
    </style:style>
    <style:style style:name="P75" style:family="paragraph" style:parent-style-name="Standard">
      <style:text-properties officeooo:paragraph-rsid="003ae882"/>
    </style:style>
    <style:style style:name="P76" style:family="paragraph" style:parent-style-name="Standard">
      <style:text-properties officeooo:rsid="003b768d" officeooo:paragraph-rsid="003b768d"/>
    </style:style>
    <style:style style:name="P77" style:family="paragraph" style:parent-style-name="Standard">
      <style:text-properties officeooo:rsid="003bae34" officeooo:paragraph-rsid="003b768d"/>
    </style:style>
    <style:style style:name="P78" style:family="paragraph" style:parent-style-name="Standard">
      <style:text-properties officeooo:rsid="003bae34" officeooo:paragraph-rsid="003bae34"/>
    </style:style>
    <style:style style:name="P79" style:family="paragraph" style:parent-style-name="Standard">
      <style:text-properties officeooo:rsid="003d43f1" officeooo:paragraph-rsid="003d43f1"/>
    </style:style>
    <style:style style:name="P80" style:family="paragraph" style:parent-style-name="Standard">
      <style:text-properties officeooo:rsid="003d77c1" officeooo:paragraph-rsid="003d77c1"/>
    </style:style>
    <style:style style:name="P81" style:family="paragraph" style:parent-style-name="Standard">
      <style:text-properties officeooo:rsid="00408310" officeooo:paragraph-rsid="00408310"/>
    </style:style>
    <style:style style:name="P82" style:family="paragraph" style:parent-style-name="Standard">
      <style:text-properties officeooo:rsid="00408cf3" officeooo:paragraph-rsid="00408cf3"/>
    </style:style>
    <style:style style:name="P83" style:family="paragraph" style:parent-style-name="Standard">
      <style:text-properties officeooo:rsid="004212bf" officeooo:paragraph-rsid="004212bf"/>
    </style:style>
    <style:style style:name="P84" style:family="paragraph" style:parent-style-name="Standard">
      <style:text-properties officeooo:rsid="004212bf" officeooo:paragraph-rsid="0043ded1"/>
    </style:style>
    <style:style style:name="P85" style:family="paragraph" style:parent-style-name="Standard">
      <style:text-properties officeooo:rsid="00432f96" officeooo:paragraph-rsid="00432f96"/>
    </style:style>
    <style:style style:name="P86" style:family="paragraph" style:parent-style-name="Standard">
      <style:text-properties officeooo:rsid="0043ded1" officeooo:paragraph-rsid="0043ded1"/>
    </style:style>
    <style:style style:name="P87" style:family="paragraph" style:parent-style-name="Standard">
      <style:text-properties fo:font-weight="normal" officeooo:rsid="003ae882" officeooo:paragraph-rsid="003ae882" style:font-weight-asian="normal" style:font-weight-complex="normal"/>
    </style:style>
    <style:style style:name="P88" style:family="paragraph" style:parent-style-name="Standard">
      <style:text-properties fo:font-weight="normal" officeooo:rsid="003ae882" officeooo:paragraph-rsid="003b768d" style:font-weight-asian="normal" style:font-weight-complex="normal"/>
    </style:style>
    <style:style style:name="P89" style:family="paragraph" style:parent-style-name="Standard">
      <style:text-properties fo:font-weight="normal" officeooo:rsid="003d43f1" officeooo:paragraph-rsid="003d43f1" style:font-weight-asian="normal" style:font-weight-complex="normal"/>
    </style:style>
    <style:style style:name="P90" style:family="paragraph" style:parent-style-name="Standard">
      <style:text-properties officeooo:rsid="00482278" officeooo:paragraph-rsid="00482278"/>
    </style:style>
    <style:style style:name="P91" style:family="paragraph" style:parent-style-name="Standard">
      <loext:graphic-properties draw:fill="none"/>
      <style:paragraph-properties fo:margin-left="0cm" fo:margin-right="0cm" fo:text-indent="0.6cm" style:auto-text-indent="false" fo:background-color="transparent"/>
      <style:text-properties officeooo:rsid="002ed350" officeooo:paragraph-rsid="002ed350"/>
    </style:style>
    <style:style style:name="P92" style:family="paragraph" style:parent-style-name="Standard" style:master-page-name="">
      <loext:graphic-properties draw:fill="none"/>
      <style:paragraph-properties fo:margin-left="4.5cm" fo:margin-right="0cm" fo:text-align="start" style:justify-single-word="false" fo:text-indent="0cm" style:auto-text-indent="false" style:page-number="auto" fo:background-color="transparent"/>
      <style:text-properties officeooo:rsid="00376497" officeooo:paragraph-rsid="00376497"/>
    </style:style>
    <style:style style:name="P93" style:family="paragraph" style:parent-style-name="Standard" style:master-page-name="">
      <loext:graphic-properties draw:fill="none"/>
      <style:paragraph-properties fo:margin-left="4.5cm" fo:margin-right="0cm" fo:text-indent="0cm" style:auto-text-indent="false" style:page-number="auto" fo:background-color="transparent"/>
      <style:text-properties officeooo:rsid="00384061" officeooo:paragraph-rsid="00384061"/>
    </style:style>
    <style:style style:name="P94" style:family="paragraph" style:parent-style-name="Standard">
      <loext:graphic-properties draw:fill="none"/>
      <style:paragraph-properties fo:margin-left="4.5cm" fo:margin-right="0cm" fo:text-align="start" style:justify-single-word="false" fo:text-indent="0cm" style:auto-text-indent="false" fo:background-color="transparent"/>
      <style:text-properties officeooo:rsid="00376497" officeooo:paragraph-rsid="00376497"/>
    </style:style>
    <style:style style:name="P95" style:family="paragraph" style:parent-style-name="Standard">
      <loext:graphic-properties draw:fill="none"/>
      <style:paragraph-properties fo:margin-left="4.5cm" fo:margin-right="0cm" fo:text-indent="0cm" style:auto-text-indent="false" fo:background-color="transparent"/>
      <style:text-properties officeooo:rsid="00384061" officeooo:paragraph-rsid="00384061"/>
    </style:style>
    <style:style style:name="P96" style:family="paragraph" style:parent-style-name="Standard" style:master-page-name="">
      <loext:graphic-properties draw:fill="none"/>
      <style:paragraph-properties fo:margin-left="4.6cm" fo:margin-right="0cm" fo:text-indent="0.499cm" style:auto-text-indent="false" style:page-number="auto" fo:background-color="transparent"/>
      <style:text-properties officeooo:rsid="001a8c34" officeooo:paragraph-rsid="001cba46"/>
    </style:style>
    <style:style style:name="P97" style:family="paragraph" style:parent-style-name="Standard">
      <loext:graphic-properties draw:fill="none"/>
      <style:paragraph-properties fo:margin-left="4.6cm" fo:margin-right="0cm" fo:text-indent="0.499cm" style:auto-text-indent="false" fo:background-color="transparent"/>
      <style:text-properties officeooo:rsid="001a8c34" officeooo:paragraph-rsid="001cba46"/>
    </style:style>
    <style:style style:name="P98" style:family="paragraph" style:parent-style-name="Standard" style:master-page-name="">
      <loext:graphic-properties draw:fill="none"/>
      <style:paragraph-properties fo:margin-left="5.2cm" fo:margin-right="0cm" fo:text-indent="0cm" style:auto-text-indent="false" style:page-number="auto" fo:background-color="transparent"/>
      <style:text-properties officeooo:rsid="004408c6" officeooo:paragraph-rsid="004408c6"/>
    </style:style>
    <style:style style:name="P99" style:family="paragraph" style:parent-style-name="Standard">
      <loext:graphic-properties draw:fill="none"/>
      <style:paragraph-properties fo:margin-left="5.2cm" fo:margin-right="0cm" fo:text-indent="0cm" style:auto-text-indent="false" fo:background-color="transparent"/>
      <style:text-properties officeooo:rsid="004408c6" officeooo:paragraph-rsid="004408c6"/>
    </style:style>
    <style:style style:name="P100" style:family="paragraph" style:parent-style-name="Text_20_body">
      <style:paragraph-properties fo:text-align="center" style:justify-single-word="false"/>
      <style:text-properties style:font-name="Liberation Sans" fo:font-size="15pt" fo:font-style="italic" fo:font-weight="bold" officeooo:rsid="004f2fc7" officeooo:paragraph-rsid="004f2fc7" style:font-name-asian="Microsoft YaHei" style:font-size-asian="15pt" style:font-style-asian="italic" style:font-weight-asian="bold" style:font-name-complex="Arial" style:font-size-complex="15pt" style:font-style-complex="italic" style:font-weight-complex="bold"/>
    </style:style>
    <style:style style:name="P101" style:family="paragraph" style:parent-style-name="Standard">
      <loext:graphic-properties draw:fill="none"/>
      <style:paragraph-properties fo:margin-left="0cm" fo:margin-right="0cm" fo:text-indent="0.499cm" style:auto-text-indent="false" fo:background-color="transparent"/>
      <style:text-properties fo:font-style="italic" officeooo:rsid="004f2fc7" officeooo:paragraph-rsid="004de411" style:font-style-asian="italic" style:font-style-complex="italic"/>
    </style:style>
    <style:style style:name="P102" style:family="paragraph" style:parent-style-name="Standard">
      <loext:graphic-properties draw:fill="none"/>
      <style:paragraph-properties fo:margin-left="0cm" fo:margin-right="0cm" fo:text-indent="12.3cm" style:auto-text-indent="false" fo:background-color="transparent"/>
      <style:text-properties fo:font-variant="normal" fo:text-transform="none" fo:color="#000000" loext:opacity="100%" style:font-name="Poppins" fo:font-size="11pt" fo:letter-spacing="normal" fo:font-style="normal" fo:font-weight="bold" officeooo:rsid="004de411" officeooo:paragraph-rsid="004de411" style:font-size-asian="11pt" style:font-weight-asian="bold" style:font-size-complex="11pt" style:font-weight-complex="bold"/>
    </style:style>
    <style:style style:name="T1" style:family="text">
      <style:text-properties officeooo:rsid="001a8c34"/>
    </style:style>
    <style:style style:name="T2" style:family="text">
      <style:text-properties fo:font-weight="bold" style:font-weight-asian="bold" style:font-weight-complex="bold"/>
    </style:style>
    <style:style style:name="T3" style:family="text">
      <style:text-properties fo:font-weight="bold" officeooo:rsid="002c6847" style:font-weight-asian="bold" style:font-weight-complex="bold"/>
    </style:style>
    <style:style style:name="T4" style:family="text">
      <style:text-properties fo:font-weight="bold" officeooo:rsid="002a0a9a" style:font-weight-asian="bold" style:font-weight-complex="bold"/>
    </style:style>
    <style:style style:name="T5" style:family="text">
      <style:text-properties fo:font-weight="bold" officeooo:rsid="004c609b" style:font-weight-asian="bold" style:font-weight-complex="bold"/>
    </style:style>
    <style:style style:name="T6" style:family="text">
      <style:text-properties officeooo:rsid="001cba46"/>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1dc729"/>
    </style:style>
    <style:style style:name="T10" style:family="text">
      <style:text-properties officeooo:rsid="001ed13d"/>
    </style:style>
    <style:style style:name="T11" style:family="text">
      <style:text-properties officeooo:rsid="001f448c"/>
    </style:style>
    <style:style style:name="T12" style:family="text">
      <style:text-properties fo:font-weight="normal" style:font-weight-asian="normal" style:font-weight-complex="normal"/>
    </style:style>
    <style:style style:name="T13" style:family="text">
      <style:text-properties fo:font-weight="normal" officeooo:rsid="0023ae19" style:font-weight-asian="normal" style:font-weight-complex="normal"/>
    </style:style>
    <style:style style:name="T14" style:family="text">
      <style:text-properties fo:font-weight="normal" officeooo:rsid="0028b6f3" style:font-weight-asian="normal" style:font-weight-complex="normal"/>
    </style:style>
    <style:style style:name="T15" style:family="text">
      <style:text-properties fo:font-weight="normal" officeooo:rsid="0030098e" style:font-weight-asian="normal" style:font-weight-complex="normal"/>
    </style:style>
    <style:style style:name="T16" style:family="text">
      <style:text-properties fo:font-weight="normal" officeooo:rsid="003ae882" style:font-weight-asian="normal" style:font-weight-complex="normal"/>
    </style:style>
    <style:style style:name="T17" style:family="text">
      <style:text-properties officeooo:rsid="00272248"/>
    </style:style>
    <style:style style:name="T18" style:family="text">
      <style:text-properties officeooo:rsid="002a0a9a"/>
    </style:style>
    <style:style style:name="T19" style:family="text">
      <style:text-properties officeooo:rsid="002b261e"/>
    </style:style>
    <style:style style:name="T20" style:family="text">
      <style:text-properties officeooo:rsid="002c6847"/>
    </style:style>
    <style:style style:name="T21" style:family="text">
      <style:text-properties officeooo:rsid="002d6136"/>
    </style:style>
    <style:style style:name="T22" style:family="text">
      <style:text-properties officeooo:rsid="0030098e"/>
    </style:style>
    <style:style style:name="T23" style:family="text">
      <style:text-properties fo:color="#569cd6" loext:opacity="100%"/>
    </style:style>
    <style:style style:name="T24" style:family="text">
      <style:text-properties fo:color="#569cd6" loext:opacity="100%" style:font-name="Consolas" fo:font-size="8.39999961853027pt"/>
    </style:style>
    <style:style style:name="T25" style:family="text">
      <style:text-properties fo:color="#569cd6" loext:opacity="100%" style:font-name="Consolas" fo:font-size="8.39999961853027pt" fo:font-weight="normal"/>
    </style:style>
    <style:style style:name="T26" style:family="text">
      <style:text-properties fo:color="#569cd6" loext:opacity="100%" style:font-name="Consolas" fo:font-size="8.39999961853027pt" fo:font-weight="normal" fo:background-color="#1e1e1e" loext:char-shading-value="0"/>
    </style:style>
    <style:style style:name="T27" style:family="text">
      <style:text-properties fo:color="#569cd6" loext:opacity="100%" style:font-name="Consolas" fo:font-size="8.39999961853027pt" fo:font-weight="normal" officeooo:rsid="00376497"/>
    </style:style>
    <style:style style:name="T28" style:family="text">
      <style:text-properties fo:color="#569cd6" loext:opacity="100%" style:font-name="Consolas" fo:font-size="8.39999961853027pt" fo:font-weight="normal" officeooo:rsid="003d43f1"/>
    </style:style>
    <style:style style:name="T29" style:family="text">
      <style:text-properties fo:color="#569cd6" loext:opacity="100%" style:font-name="Consolas" fo:font-size="8.39999961853027pt" fo:font-weight="normal" officeooo:rsid="00482278"/>
    </style:style>
    <style:style style:name="T30" style:family="text">
      <style:text-properties fo:color="#569cd6" loext:opacity="100%" style:font-name="Consolas" fo:font-size="8.39999961853027pt" officeooo:rsid="00362821" style:font-weight-asian="normal" style:font-weight-complex="normal"/>
    </style:style>
    <style:style style:name="T31" style:family="text">
      <style:text-properties fo:color="#569cd6" loext:opacity="100%" officeooo:rsid="00376497"/>
    </style:style>
    <style:style style:name="T32" style:family="text">
      <style:text-properties fo:color="#569cd6" loext:opacity="100%" style:font-weight-asian="normal" style:font-weight-complex="normal"/>
    </style:style>
    <style:style style:name="T33" style:family="text">
      <style:text-properties fo:color="#569cd6" loext:opacity="100%" officeooo:rsid="003ae882" style:font-weight-asian="normal" style:font-weight-complex="normal"/>
    </style:style>
    <style:style style:name="T34" style:family="text">
      <style:text-properties fo:color="#569cd6" loext:opacity="100%" officeooo:rsid="0030098e" style:font-weight-asian="normal" style:font-weight-complex="normal"/>
    </style:style>
    <style:style style:name="T35" style:family="text">
      <style:text-properties fo:color="#569cd6" loext:opacity="100%" officeooo:rsid="003d43f1"/>
    </style:style>
    <style:style style:name="T36" style:family="text">
      <style:text-properties fo:color="#d4d4d4" loext:opacity="100%" style:font-name="Consolas" fo:font-size="8.39999961853027pt" fo:font-weight="normal" fo:background-color="#1e1e1e" loext:char-shading-value="0"/>
    </style:style>
    <style:style style:name="T37" style:family="text">
      <style:text-properties fo:color="#dcdcaa" loext:opacity="100%"/>
    </style:style>
    <style:style style:name="T38" style:family="text">
      <style:text-properties fo:color="#dcdcaa" loext:opacity="100%" style:font-name="Consolas" fo:font-size="8.39999961853027pt"/>
    </style:style>
    <style:style style:name="T39" style:family="text">
      <style:text-properties fo:color="#dcdcaa" loext:opacity="100%" style:font-name="Consolas" fo:font-size="8.39999961853027pt" fo:font-weight="normal"/>
    </style:style>
    <style:style style:name="T40" style:family="text">
      <style:text-properties fo:color="#dcdcaa" loext:opacity="100%" style:font-name="Consolas" fo:font-size="8.39999961853027pt" fo:font-weight="normal" fo:background-color="#1e1e1e" loext:char-shading-value="0"/>
    </style:style>
    <style:style style:name="T41" style:family="text">
      <style:text-properties fo:color="#dcdcaa" loext:opacity="100%" style:font-name="Consolas" fo:font-size="8.39999961853027pt" fo:font-weight="normal" officeooo:rsid="00376497"/>
    </style:style>
    <style:style style:name="T42" style:family="text">
      <style:text-properties fo:color="#dcdcaa" loext:opacity="100%" style:font-name="Consolas" fo:font-size="8.39999961853027pt" fo:font-weight="normal" officeooo:rsid="003d43f1"/>
    </style:style>
    <style:style style:name="T43" style:family="text">
      <style:text-properties fo:color="#dcdcaa" loext:opacity="100%" style:font-name="Consolas" fo:font-size="8.39999961853027pt" fo:font-weight="normal" officeooo:rsid="00482278"/>
    </style:style>
    <style:style style:name="T44" style:family="text">
      <style:text-properties fo:color="#dcdcaa" loext:opacity="100%" style:font-name="Consolas" fo:font-size="8.39999961853027pt" officeooo:rsid="00362821" style:font-weight-asian="normal" style:font-weight-complex="normal"/>
    </style:style>
    <style:style style:name="T45" style:family="text">
      <style:text-properties fo:color="#dcdcaa" loext:opacity="100%" officeooo:rsid="00376497"/>
    </style:style>
    <style:style style:name="T46" style:family="text">
      <style:text-properties fo:color="#dcdcaa" loext:opacity="100%" style:font-weight-asian="normal" style:font-weight-complex="normal"/>
    </style:style>
    <style:style style:name="T47" style:family="text">
      <style:text-properties fo:color="#dcdcaa" loext:opacity="100%" officeooo:rsid="003ae882" style:font-weight-asian="normal" style:font-weight-complex="normal"/>
    </style:style>
    <style:style style:name="T48" style:family="text">
      <style:text-properties fo:color="#dcdcaa" loext:opacity="100%" officeooo:rsid="0030098e" style:font-weight-asian="normal" style:font-weight-complex="normal"/>
    </style:style>
    <style:style style:name="T49" style:family="text">
      <style:text-properties fo:color="#dcdcaa" loext:opacity="100%" officeooo:rsid="003d43f1"/>
    </style:style>
    <style:style style:name="T50" style:family="text">
      <style:text-properties style:font-name="Consolas" fo:font-size="8.39999961853027pt"/>
    </style:style>
    <style:style style:name="T51" style:family="text">
      <style:text-properties style:font-name="Consolas" fo:font-size="8.39999961853027pt" fo:font-weight="normal"/>
    </style:style>
    <style:style style:name="T52" style:family="text">
      <style:text-properties style:font-name="Consolas" fo:font-size="8.39999961853027pt" fo:font-weight="normal" officeooo:rsid="00376497"/>
    </style:style>
    <style:style style:name="T53" style:family="text">
      <style:text-properties style:font-name="Consolas" fo:font-size="8.39999961853027pt" fo:font-weight="normal" officeooo:rsid="003d43f1"/>
    </style:style>
    <style:style style:name="T54" style:family="text">
      <style:text-properties style:font-name="Consolas" fo:font-size="8.39999961853027pt" fo:font-weight="normal" officeooo:rsid="00482278"/>
    </style:style>
    <style:style style:name="T55" style:family="text">
      <style:text-properties style:font-name="Consolas" fo:font-size="8.39999961853027pt" officeooo:rsid="00362821" style:font-weight-asian="normal" style:font-weight-complex="normal"/>
    </style:style>
    <style:style style:name="T56" style:family="text">
      <style:text-properties fo:color="#9cdcfe" loext:opacity="100%"/>
    </style:style>
    <style:style style:name="T57" style:family="text">
      <style:text-properties fo:color="#9cdcfe" loext:opacity="100%" style:font-name="Consolas" fo:font-size="8.39999961853027pt"/>
    </style:style>
    <style:style style:name="T58" style:family="text">
      <style:text-properties fo:color="#9cdcfe" loext:opacity="100%" style:font-name="Consolas" fo:font-size="8.39999961853027pt" fo:font-weight="normal"/>
    </style:style>
    <style:style style:name="T59" style:family="text">
      <style:text-properties fo:color="#9cdcfe" loext:opacity="100%" style:font-name="Consolas" fo:font-size="8.39999961853027pt" fo:font-weight="normal" officeooo:rsid="003d43f1"/>
    </style:style>
    <style:style style:name="T60" style:family="text">
      <style:text-properties fo:color="#9cdcfe" loext:opacity="100%" style:font-weight-asian="normal" style:font-weight-complex="normal"/>
    </style:style>
    <style:style style:name="T61" style:family="text">
      <style:text-properties fo:color="#9cdcfe" loext:opacity="100%" officeooo:rsid="003ae882" style:font-weight-asian="normal" style:font-weight-complex="normal"/>
    </style:style>
    <style:style style:name="T62" style:family="text">
      <style:text-properties fo:color="#9cdcfe" loext:opacity="100%" officeooo:rsid="0030098e" style:font-weight-asian="normal" style:font-weight-complex="normal"/>
    </style:style>
    <style:style style:name="T63" style:family="text">
      <style:text-properties fo:color="#9cdcfe" loext:opacity="100%" officeooo:rsid="003d43f1"/>
    </style:style>
    <style:style style:name="T64" style:family="text">
      <style:text-properties fo:color="#9cdcfe" loext:opacity="100%" officeooo:rsid="00376497"/>
    </style:style>
    <style:style style:name="T65" style:family="text">
      <style:text-properties style:font-weight-asian="normal" style:font-weight-complex="normal"/>
    </style:style>
    <style:style style:name="T66" style:family="text">
      <style:text-properties officeooo:rsid="003ae882" style:font-weight-asian="normal" style:font-weight-complex="normal"/>
    </style:style>
    <style:style style:name="T67" style:family="text">
      <style:text-properties officeooo:rsid="0030098e" style:font-weight-asian="normal" style:font-weight-complex="normal"/>
    </style:style>
    <style:style style:name="T68" style:family="text">
      <style:text-properties officeooo:rsid="00376497"/>
    </style:style>
    <style:style style:name="T69" style:family="text">
      <style:text-properties officeooo:rsid="00384061"/>
    </style:style>
    <style:style style:name="T70" style:family="text">
      <style:text-properties fo:color="#4ec9b0" loext:opacity="100%"/>
    </style:style>
    <style:style style:name="T71" style:family="text">
      <style:text-properties fo:color="#4ec9b0" loext:opacity="100%" style:font-weight-asian="normal" style:font-weight-complex="normal"/>
    </style:style>
    <style:style style:name="T72" style:family="text">
      <style:text-properties fo:color="#4ec9b0" loext:opacity="100%" officeooo:rsid="003ae882" style:font-weight-asian="normal" style:font-weight-complex="normal"/>
    </style:style>
    <style:style style:name="T73" style:family="text">
      <style:text-properties fo:color="#4ec9b0" loext:opacity="100%" officeooo:rsid="003d43f1"/>
    </style:style>
    <style:style style:name="T74" style:family="text">
      <style:text-properties fo:color="#4ec9b0" loext:opacity="100%" style:font-name="Consolas" fo:font-size="8.39999961853027pt" fo:font-weight="normal" officeooo:rsid="003d43f1"/>
    </style:style>
    <style:style style:name="T75" style:family="text">
      <style:text-properties fo:color="#4ec9b0" loext:opacity="100%" officeooo:rsid="00376497"/>
    </style:style>
    <style:style style:name="T76" style:family="text">
      <style:text-properties officeooo:rsid="003bae34"/>
    </style:style>
    <style:style style:name="T77" style:family="text">
      <style:text-properties officeooo:rsid="003d43f1"/>
    </style:style>
    <style:style style:name="T78" style:family="text">
      <style:text-properties officeooo:rsid="003d77c1"/>
    </style:style>
    <style:style style:name="T79" style:family="text">
      <style:text-properties officeooo:rsid="0043ded1"/>
    </style:style>
    <style:style style:name="T80" style:family="text">
      <style:text-properties officeooo:rsid="004408c6"/>
    </style:style>
    <style:style style:name="T81" style:family="text">
      <style:text-properties officeooo:rsid="004650e6"/>
    </style:style>
    <style:style style:name="T82" style:family="text">
      <style:text-properties officeooo:rsid="0048db14"/>
    </style:style>
    <style:style style:name="T83" style:family="text">
      <style:text-properties officeooo:rsid="00494aa0"/>
    </style:style>
    <style:style style:name="T84" style:family="text">
      <style:text-properties officeooo:rsid="004c609b"/>
    </style:style>
    <style:style style:name="T85" style:family="text">
      <style:text-properties officeooo:rsid="004cb407"/>
    </style:style>
    <style:style style:name="T86" style:family="text">
      <style:text-properties officeooo:rsid="004dd853"/>
    </style:style>
    <style:style style:name="T87" style:family="text">
      <style:text-properties officeooo:rsid="004de411"/>
    </style:style>
    <style:style style:name="T88" style:family="text">
      <style:text-properties fo:font-variant="normal" fo:text-transform="none" style:font-name="Poppins" fo:letter-spacing="normal" fo:font-style="normal"/>
    </style:style>
    <style:style style:name="T89" style:family="text">
      <style:text-properties fo:font-variant="normal" fo:text-transform="none" style:font-name="Poppins" fo:letter-spacing="normal" fo:font-style="normal" fo:font-weight="normal" style:font-weight-asian="normal" style:font-weight-complex="normal"/>
    </style:style>
    <style:style style:name="T90" style:family="text">
      <style:text-properties fo:font-style="italic" officeooo:rsid="004f2fc7" style:font-style-asian="italic" style:font-style-complex="italic"/>
    </style:style>
    <style:style style:name="T91" style:family="text">
      <style:text-properties officeooo:rsid="0051a8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Some<text:span text:style-name="T91">t</text:span>hingWithTxtFiles.exe</text:p>
      <text:p text:style-name="P100"/>
      <text:p text:style-name="P5"><text:span text:style-name="Strong_20_Emphasis">Programın amacı:</text:span> <text:span text:style-name="T1">İ</text:span>çerisine <text:span text:style-name="T1">müşteri bilgisi , ürün bilgisi , sipariş bilgisi gibi bilgiler al</text:span><text:span text:style-name="T87">mak</text:span><text:span text:style-name="T1"> ve bunların kontrolünü dosya yönetim sistemi ile sağlamak. </text:span><text:span text:style-name="T87">Kullanıcıları kayıtlı bilgiler üzerinde yetkili ve sağlıklı hareket edebilir kılmak.</text:span></text:p>
      <text:p text:style-name="P19"/>
      <text:p text:style-name="P1"><text:span text:style-name="T2">Programın tasarımı:</text:span> Proje şartlarını göz önünde bulundurduğum zaman programın iki farklı kullanım şeklinin olması gerektiğine karar verdim. Firma ve Müşteri olmak üzere iki farklı giriş bulunmaktadır. <text:span text:style-name="T6">Her giriş kendi sınıfları içerisinde özelleştirilmiş methodlara sahiptir. Aynı zamanda bu iki girişin buluştuğu ortak bir payda vardır . Siparişler , müşteriler sipariş sınıfına erişip sipariş verebilirler. Verilen siparişler müşteri adına açılan bir dosyada depolanır . Sipariş alındıktan hemen sonra firmaya bildirilmek üzere genel bir sipariş dosyası oluşturulur içerisine her müşterinin siparişlerinin müşteri numarası ile birlikte toplam tutarları ve sipariş tarihleri girilir. Firma isterse bu son dosya üzerinde değişiklik yapabilir . Müşterilerin siparişlerini silebilir. Müşteri de aynı şekilde hem firmaya giden sipariş bilgilerini silebilir hem de kendi müşteri numarası ile oluşturulmuş </text:span><text:span text:style-name="T11">dosyasında</text:span><text:span text:style-name="T6"> siparişleri arasında silme işlemi yapabilir . Müşterinin yaptığı her sipariş işleminin </text:span><text:span text:style-name="T11">akabinde</text:span><text:span text:style-name="T6"> firmaya sipariş listesi ve ücreti güncel olarak tekrar tekrar bildirilir.</text:span></text:p>
      <text:p text:style-name="P7">Tasarımımda sisteme <text:span text:style-name="T8">sınırsız</text:span> sayıda ürün ve müşteri <text:span text:style-name="T7">eklenebilmektedir</text:span>. <text:span text:style-name="T9">Program kapandığında bilgileri unutmaz tekrar tekrar çalıştırıldığında kaldığı yerden devam eder çünkü yapılan </text:span><text:span text:style-name="T11">her </text:span><text:span text:style-name="T9">işlem </text:span><text:span text:style-name="T11">ardından</text:span><text:span text:style-name="T9"> </text:span><text:span text:style-name="T10">dosya sistemine </text:span><text:span text:style-name="T9">kayıt söz konusudur.</text:span></text:p>
      <text:p text:style-name="P8"/>
      <text:p text:style-name="P9">Dosya tasarımım: <text:span text:style-name="T13">Projemde, belirli veri bloklarını dosyalara yazarken bazı anahtar karakterleri okuma ve yazma sırasında yardımcı olsun diye kullandım. Örnek olarak ürünler dosyasının içindeki iki ürüne ait veri bloğunu göstermek gerekirse.</text:span></text:p>
      <text:p text:style-name="P12"/>
      <text:p text:style-name="P12">&amp;</text:p>
      <text:p text:style-name="P12">*Product ID : p01#</text:p>
      <text:p text:style-name="P12">*Product name : p01cellPhone#</text:p>
      <text:p text:style-name="P12">*Producter : p01samsung#</text:p>
      <text:p text:style-name="P12">*Estimated deliver time : p01t4#</text:p>
      <text:p text:style-name="P12">*production date : p01d12.12.12#</text:p>
      <text:p text:style-name="P12">*Price : p01$55#</text:p>
      <text:p text:style-name="P12">*Special price : p01$50#</text:p>
      <text:p text:style-name="P9"><text:span text:style-name="T13">*Kdv : </text:span><text:span text:style-name="T14">18</text:span><text:span text:style-name="T13">#</text:span></text:p>
      <text:p text:style-name="P12">*In Stock : p01N89999#</text:p>
      <text:p text:style-name="P12">&amp;</text:p>
      <text:p text:style-name="P12">*Product ID : p02#</text:p>
      <text:p text:style-name="P12">*Product name : p02cellPhone#</text:p>
      <text:p text:style-name="P12">*Producter : p02apple#</text:p>
      <text:p text:style-name="P12">*Estimated deliver time : p02t5#</text:p>
      <text:p text:style-name="P12">*production date : p02d12.12.12#</text:p>
      <text:p text:style-name="P12">*Price : p02$59.90#</text:p>
      <text:p text:style-name="P12">*Special price : p02$55#</text:p>
      <text:p text:style-name="P9"><text:span text:style-name="T13">*Kdv : </text:span><text:span text:style-name="T14">18</text:span><text:span text:style-name="T13">#</text:span></text:p>
      <text:p text:style-name="P12">*In Stock : p02N25000#</text:p>
      <text:p text:style-name="P7"/>
      <text:p text:style-name="P55"/>
      <text:p text:style-name="P7"/>
      <text:p text:style-name="P23"/>
      <text:p text:style-name="P23"/>
      <text:p text:style-name="P23"><text:soft-page-break/>Uygulamadaki her dosya oluşturduğum bu formata sahiptir. Formatı açıklamam gerekirse.</text:p>
      <text:p text:style-name="P23"/>
      <text:p text:style-name="P11"><text:s text:c="4"/>‘<text:span text:style-name="T2">&amp;</text:span>’ sembolü bir ürün bloğunun başlangıcını ifade eder. </text:p>
      <text:p text:style-name="P11"><text:s text:c="11"/>Aynı zamanda bir ürünün başlangıcı bir öncekinin bitişidir.</text:p>
      <text:p text:style-name="P11"/>
      <text:p text:style-name="P11"><text:s text:c="4"/>‘<text:span text:style-name="T2">*</text:span>’ sembolü bir veri satırının <text:span text:style-name="T17">başladığını</text:span> ifade eder.</text:p>
      <text:p text:style-name="P11"/>
      <text:p text:style-name="P11"><text:s text:c="4"/>‘<text:span text:style-name="T2">#</text:span>’ sembolü bir veri satırının bittiğini ifade eder.</text:p>
      <text:p text:style-name="P11"/>
      <text:p text:style-name="P24">Yukarıdaki veri bloklarında kdv hariç neredeyse her satırda görülen ürün kodu , ardından gelen miktar bilgilerinin ,tarihin ,aynı olabilecek üretici isimlerinin karışıklığını önlüyor ve bilgiyi eşsiz kılıyor. Her satır barındırdığı ürün kimliği numarası ile eşsizlik kazanıyor. Örneğin p01 numaralı ürün ile p02 numaralı ürünün stok adetleri aynı olsun . Eğer program içinden firma arayüzünde bu iki stok adedi için bir değişiklik yapmak istersek algoritmam şu şekilde :</text:p>
      <text:p text:style-name="P24">****<text:span text:style-name="T19">****************************************************************************</text:span></text:p>
      <text:p text:style-name="P25">ürün düzenleme fonksiyonuna gidilsin-&gt; <text:span text:style-name="T18">ürün kodu girilsin</text:span>-&gt;stok adedi üzerinde değişiklik seçilsin-&gt;<text:span text:style-name="T18">eski stok adedi girilsin-&gt;yeni stok adedi girilsin(arayüzde işlem tamam)-&gt;</text:span></text:p>
      <text:p text:style-name="P25"/>
      <text:p text:style-name="P28">(programın arkaplanında olanlar)</text:p>
      <text:p text:style-name="P25"><text:span text:style-name="T19">ürünler dosyası program içerisine geçici bir stringe aktarılsın</text:span><text:span text:style-name="T18">-&gt;</text:span><text:span text:style-name="T19">string</text:span><text:span text:style-name="T18"> içerisinde ürün kodu+eski stok adedi bulunsun-&gt;bulunan ürün bilgisi satırı , başlangıç adlı değişkene kayıt edilsin-&gt;başlangıç konumundan sonraki ilk ‘</text:span><text:span text:style-name="T4">#</text:span><text:span text:style-name="T18">’ işareti bulunsun ve son isimli değişkene kayıt edilsin-&gt;replace komutu çalıştırılsın -replace(başlangıç,yeni stok adedi,son-başlangıç);-&gt;</text:span><text:span text:style-name="T19">(eski stok adedi yenisiyle değiştirildi) string uygun formatta dosyaya out modunda yazılsın. </text:span></text:p>
      <text:p text:style-name="P24">*****<text:span text:style-name="T19">***************************************************************************</text:span></text:p>
      <text:p text:style-name="P26"/>
      <text:p text:style-name="P26"/>
      <text:p text:style-name="P26"/>
      <text:p text:style-name="P26">Eğer ürünler dosyamda kaç ürün var öğrenmek istersem algoritmam:</text:p>
      <text:p text:style-name="P26">********************************************************************************</text:p>
      <text:p text:style-name="P26">ürünler dosyasını içe aktar (<text:span text:style-name="T20">geçici </text:span>bir string)-&gt;<text:span text:style-name="T20">stringi bir ‘</text:span><text:span text:style-name="T3">&amp;</text:span><text:span text:style-name="T20">’ sayacına okut-&gt;sayacın sonucunu döndür.</text:span></text:p>
      <text:p text:style-name="P26">******<text:span text:style-name="T21">**************************************************************************</text:span></text:p>
      <text:p text:style-name="P26"/>
      <text:p text:style-name="P27">tüm bunların yanı sıra dosyam<text:span text:style-name="T87">ın</text:span> okunabilir ol<text:span text:style-name="T87">ması için</text:span> her değişiklik işleminin ardından dosyaya yazdırma işlemini belli bir formatta yaptım ki veri takibi konsol dışından da kolayca yapılabilsin.</text:p>
      <text:p text:style-name="P56">Ayrıca geliştirme aşamasında formatlamanın birçok karışıklığı önlediğini söyleyebilirim.</text:p>
      <text:p text:style-name="P91"/>
      <text:p text:style-name="P91">Oluşturmuş olduğum anahtar karakterli dosya düzeni sayesinde hedef bilgi satırını kolayca bulabilmekte ve üzerinde gerekli değişiklikleri methodlarım vasıtasıyla yapabilmekteyim.</text:p>
      <text:p text:style-name="P29"/>
      <text:p text:style-name="P27"/>
      <text:p text:style-name="P30"/>
      <text:p text:style-name="P30"/>
      <text:p text:style-name="P11"/>
      <text:p text:style-name="P7"/>
      <text:p text:style-name="P7"/>
      <text:p text:style-name="P6"/>
      <text:p text:style-name="P6"/>
      <text:p text:style-name="P6"/>
      <text:p text:style-name="P6"/>
      <text:p text:style-name="P6"/>
      <text:p text:style-name="P10"><text:soft-page-break/>Programın anatomisi:<text:span text:style-name="T12"> Programım içerisinde üç farklı sınıf bulundurmaktadır. Bu üç sınıfı karmaşıklığı önlemek adına üç farklı sayfada topladım. Bu sınıflar/sayfalar ve görevleri.</text:span></text:p>
      <text:p text:style-name="P13"/>
      <text:p text:style-name="P13">company.h <text:s text:c="3"/>içerisinde CompanyPage sınıfı ve metotları bulunmaktadır.</text:p>
      <text:p text:style-name="P13">customer.h <text:s text:c="3"/>içerisinde CustomerPage sınıfı ve metotları bulunmaktadır.</text:p>
      <text:p text:style-name="P13">orders.h <text:s text:c="8"/>içerisinde Orders sınıfı ve metotları bulunmaktadır</text:p>
      <text:p text:style-name="P6">somethingWithTxtFiles.cpp <text:s text:c="3"/><text:span text:style-name="T22">main cpp dosyam .</text:span></text:p>
      <text:p text:style-name="P6"/>
      <text:p text:style-name="P31">-company.h-</text:p>
      <text:p text:style-name="P31"/>
      <text:p text:style-name="P31">içerisinde firma girişine özel fonksiyonlar bulunmaktadır bunlar.</text:p>
      <text:p text:style-name="P32"><text:span text:style-name="T26">void</text:span><text:span text:style-name="T36"> </text:span><text:span text:style-name="T40">authorization</text:span><text:span text:style-name="T36">(),</text:span><text:span text:style-name="T26">void</text:span><text:span text:style-name="T36"> </text:span><text:span text:style-name="T40">companyMainScr</text:span><text:span text:style-name="T36">(),</text:span><text:span text:style-name="T26">void</text:span><text:span text:style-name="T36"> </text:span><text:span text:style-name="T40">productScr</text:span><text:span text:style-name="T36">(),</text:span><text:span text:style-name="T26">void</text:span><text:span text:style-name="T36"> </text:span><text:span text:style-name="T40">orderScr</text:span><text:span text:style-name="T36">(),</text:span><text:span text:style-name="T26">void</text:span><text:span text:style-name="T36"> </text:span><text:span text:style-name="T40">customerScr</text:span><text:span text:style-name="T36">(),</text:span></text:p>
      <text:p text:style-name="P57"/>
      <text:p text:style-name="P57">Doğrulama fonksiyonu: firma sayfasına giriş yaparken çalışır kullanıcı adı ve şifre ister.</text:p>
      <text:p text:style-name="P57"/>
      <text:p text:style-name="P57">Firma ana sayfası: Doğrulama ekranından hemen sonra gelir ve ürünler , siparişler ,müşteriler <text:tab/><text:tab/> <text:s text:c="11"/>sayfalarına erişimi sağlar.</text:p>
      <text:p text:style-name="P57"/>
      <text:p text:style-name="P57">Ürünler sayfası: Firma için ürün operasyonlarını görüntüleyen ve yöneten ürünler fonksiyonuna <text:tab/> <text:s text:c="7"/>erişimi sağlar.</text:p>
      <text:p text:style-name="P57"/>
      <text:p text:style-name="P57">Siparişler sayfası: Firmanın verilen siparişleri fiyatları ve siparişi verenin müşteri kodu ve sipariş <text:tab/> <text:s text:c="10"/>dosyası ile birlikte görmesini sağlar.</text:p>
      <text:p text:style-name="P57"/>
      <text:p text:style-name="P57">Müşteri sayfası: Firmanın müşteriler dosyasına müdahale edip müşteri eklemesini , müşteri <text:tab/> <text:s text:c="7"/><text:tab/> <text:s text:c="7"/>silmesini ve müşteri bilgilerini düzenlemesini sağlar.</text:p>
      <text:p text:style-name="P74"/>
      <text:p text:style-name="P58">Ürünlere yönelik fonksiyonlar:</text:p>
      <text:p text:style-name="P33"><text:span text:style-name="T25">void</text:span><text:span text:style-name="T51"> </text:span><text:span text:style-name="T39">addProduct</text:span><text:span text:style-name="T51">(),</text:span><text:span text:style-name="T25">void</text:span><text:span text:style-name="T51"> </text:span><text:span text:style-name="T39">writeProduct</text:span><text:span text:style-name="T51">(),</text:span><text:span text:style-name="T25">void</text:span><text:span text:style-name="T51"> </text:span><text:span text:style-name="T39">searchInProduct</text:span><text:span text:style-name="T51">(</text:span><text:span text:style-name="T25">bool</text:span><text:span text:style-name="T51"> </text:span><text:span text:style-name="T58">style</text:span><text:span text:style-name="T51">),</text:span><text:span text:style-name="T25">void</text:span><text:span text:style-name="T51"> </text:span><text:span text:style-name="T39">listing</text:span><text:span text:style-name="T51">(),</text:span></text:p>
      <text:p text:style-name="P33"><text:span text:style-name="T25">void</text:span><text:span text:style-name="T51"> </text:span><text:span text:style-name="T39">editing</text:span><text:span text:style-name="T51">(</text:span><text:span text:style-name="T25">bool</text:span><text:span text:style-name="T51"> </text:span><text:span text:style-name="T58">style</text:span><text:span text:style-name="T51">),</text:span><text:span text:style-name="T25">void</text:span><text:span text:style-name="T51"> </text:span><text:span text:style-name="T39">deleteProduct</text:span><text:span text:style-name="T51">(</text:span><text:span text:style-name="T25">bool</text:span><text:span text:style-name="T51"> </text:span><text:span text:style-name="T58">style</text:span><text:span text:style-name="T51">)</text:span></text:p>
      <text:p text:style-name="P35"/>
      <text:p text:style-name="P58">Ürün ekleme: firmadan/konsoldan ürün hakkında bilgileri toplar.</text:p>
      <text:p text:style-name="P58"/>
      <text:p text:style-name="P58">Ürün yazdırma: toplanan verileri bir şablona döker ve bu şablonu products.txt dosyasına yazar.</text:p>
      <text:p text:style-name="P58"/>
      <text:p text:style-name="P58"><text:s/>Ürünlerde arama: products.txt dosyası içerisinde ürün kodu ile arama yapma olanağı sağlar.</text:p>
      <text:p text:style-name="P58"><text:tab/> <text:s text:c="10"/>Gerekli bilgileri ekrana yazdırır.</text:p>
      <text:p text:style-name="P58"/>
      <text:p text:style-name="P58">Listeleme : products.txt dosyasının içerisindeki tüm ürünleri konsola yazdırır.</text:p>
      <text:p text:style-name="P58"/>
      <text:p text:style-name="P58">Düzenleme :products.txt dosyası üzerinde ürün blokları ile oynama , düzenleme olanağı sunar.</text:p>
      <text:p text:style-name="P58"/>
      <text:p text:style-name="P58">Ürün silme: products.txt dosyasında bulunan hedef ürün bloğunun silinmesinde görev alır.</text:p>
      <text:p text:style-name="P73">products.txt örneği:</text:p>
      <text:p text:style-name="P93">&amp;</text:p>
      <text:p text:style-name="P95">*Product ID : p01#</text:p>
      <text:p text:style-name="P95">*Product name : p01cellPhone#</text:p>
      <text:p text:style-name="P95">*Producter : p01samsung#</text:p>
      <text:p text:style-name="P95">*Estimated deliver time : p01t4#</text:p>
      <text:p text:style-name="P95">*production date : p01d12.12.12#</text:p>
      <text:p text:style-name="P95">*Price : p01$55#</text:p>
      <text:p text:style-name="P95">*Special price : p01$50#</text:p>
      <text:p text:style-name="P95">*Kdv : 18#</text:p>
      <text:p text:style-name="P95">*In Stock : p01N89999#</text:p>
      <text:p text:style-name="P22"><text:soft-page-break/>--<text:span text:style-name="T15">customer.h--</text:span></text:p>
      <text:p text:style-name="P14"/>
      <text:p text:style-name="P41">içerisinde müşteri giriş ekranına ait fonksiyonlar bulunmaktadır.</text:p>
      <text:p text:style-name="P41"/>
      <text:p text:style-name="P40"><text:span text:style-name="T30">void</text:span><text:span text:style-name="T55"> </text:span><text:span text:style-name="T44">entranceScr</text:span><text:span text:style-name="T55">(),</text:span><text:span text:style-name="T24">bool</text:span><text:span text:style-name="T50"> </text:span><text:span text:style-name="T38">authorization</text:span><text:span text:style-name="T50">(</text:span><text:span text:style-name="T24">bool</text:span><text:span text:style-name="T50"> </text:span><text:span text:style-name="T57">style</text:span><text:span text:style-name="T50">),</text:span><text:span text:style-name="T24">void</text:span><text:span text:style-name="T50"> </text:span><text:span text:style-name="T38">cMainScr</text:span><text:span text:style-name="T50">(),</text:span><text:span text:style-name="T24">void</text:span><text:span text:style-name="T50"> </text:span><text:span text:style-name="T38">cRegister</text:span><text:span text:style-name="T50">()</text:span></text:p>
      <text:p text:style-name="P36"/>
      <text:p text:style-name="P70">Giriş ekranı : giriş yap , kayıt ol , programdan çık seçenekleri mevcuttur.</text:p>
      <text:p text:style-name="P70"/>
      <text:p text:style-name="P70">Doğrulama : eğer giriş yap seçilmişse doğrulama için müşteri kodu istenmektedir.</text:p>
      <text:p text:style-name="P70"/>
      <text:p text:style-name="P70">Müşteri ana ekranı : eğer giriş başarı ile gerçekleştirilmişse bu sayfaya yönlendirilir.</text:p>
      <text:p text:style-name="P70"><text:tab/> <text:s text:c="13"/>Bu sayfada çeşitli müşteri fonksiyonları bulunmaktadır.</text:p>
      <text:p text:style-name="Standard"/>
      <text:p text:style-name="P72">Müşteri kayıt : gerekli müşteri bilgilerini konsoldan toplar ve yeni müşteriyi oluşturur.</text:p>
      <text:p text:style-name="P72"/>
      <text:p text:style-name="P72">Müşteri dosya operasyonları.</text:p>
      <text:p text:style-name="P72"/>
      <text:p text:style-name="P59"><text:span text:style-name="T27">void</text:span><text:span text:style-name="T52"> </text:span><text:span text:style-name="T41">cWrite</text:span><text:span text:style-name="T52">(),</text:span><text:span text:style-name="T25">void</text:span><text:span text:style-name="T51"> </text:span><text:span text:style-name="T39">cEdit</text:span><text:span text:style-name="T51">(</text:span><text:span text:style-name="T25">bool</text:span><text:span text:style-name="T51"> </text:span><text:span text:style-name="T58">style</text:span><text:span text:style-name="T51">),</text:span><text:span text:style-name="T25">void</text:span><text:span text:style-name="T51"> </text:span><text:span text:style-name="T39">cSearch</text:span><text:span text:style-name="T51">(</text:span><text:span text:style-name="T25">bool</text:span><text:span text:style-name="T51"> </text:span><text:span text:style-name="T58">style</text:span><text:span text:style-name="T51">),</text:span><text:span text:style-name="T25">void</text:span><text:span text:style-name="T51"> </text:span><text:span text:style-name="T39">cList</text:span><text:span text:style-name="T51">(),</text:span><text:span text:style-name="T25">void</text:span><text:span text:style-name="T51"> </text:span><text:span text:style-name="T39">cRemove</text:span><text:span text:style-name="T51">(</text:span><text:span text:style-name="T25">bool</text:span><text:span text:style-name="T51"> </text:span><text:span text:style-name="T58">style</text:span><text:span text:style-name="T51">)</text:span></text:p>
      <text:p text:style-name="Standard"/>
      <text:p text:style-name="P72">Müşteri yazdırma : cRegister’dan gelen bilgileri customers.txt’ye yazdırır.</text:p>
      <text:p text:style-name="P72"/>
      <text:p text:style-name="P72">Müşteir düzenleme : customers.txt dosyasında hedef müşteriye ait bilgileri değiştirmemize yarar.</text:p>
      <text:p text:style-name="P63"/>
      <text:p text:style-name="P72">Müşteri arama : customers.txt dosyasında müşteri numarası ile arama yapmamızı sağlar.</text:p>
      <text:p text:style-name="P72"/>
      <text:p text:style-name="P72">Müşteri listeleme : customers.txt dosyasının içindeki tüm müşterileri konsola yazdırır.</text:p>
      <text:p text:style-name="P72"/>
      <text:p text:style-name="P72">Müşteri silme : customers.txt dosyasındaki hedef müşteriye ait veri bloğunu siler.</text:p>
      <text:p text:style-name="P72"/>
      <text:p text:style-name="P60"><text:span text:style-name="T25">void</text:span><text:span text:style-name="T51"> </text:span><text:span text:style-name="T39">remote</text:span><text:span text:style-name="T51">(</text:span><text:span text:style-name="T25">short</text:span><text:span text:style-name="T51"> </text:span><text:span text:style-name="T58">whichFuncIllRun</text:span><text:span text:style-name="T51">)</text:span></text:p>
      <text:p text:style-name="P86"/>
      <text:p text:style-name="P84">Uzaktan kontrol: <text:span text:style-name="T79">Firmanın , bazı müşteri metotlarına erişmesini sağlamaktadır.</text:span></text:p>
      <text:p text:style-name="P72"/>
      <text:p text:style-name="P72">customers.txt örneği :</text:p>
      <text:p text:style-name="P92">&amp;</text:p>
      <text:p text:style-name="P94">*Customer ID : C0<text:span text:style-name="T80">9</text:span>#</text:p>
      <text:p text:style-name="P94">*Customer name : C0<text:span text:style-name="T80">9</text:span>turkcell#</text:p>
      <text:p text:style-name="P94">*Customer phone number : C0<text:span text:style-name="T80">9</text:span>N223<text:span text:style-name="T69">6545861</text:span>#</text:p>
      <text:p text:style-name="P94">*Person in charge : C0<text:span text:style-name="T80">9</text:span>vesbi#</text:p>
      <text:p text:style-name="P94">*Customer type : C0<text:span text:style-name="T80">9</text:span>Tcommon#</text:p>
      <text:p text:style-name="P94">*Adress : C0<text:span text:style-name="T80">9</text:span>Wistanbul#</text:p>
      <text:p text:style-name="P94">&amp;</text:p>
      <text:p text:style-name="P94">*Customer ID : C088#</text:p>
      <text:p text:style-name="P94">*Customer name : C088corpa#</text:p>
      <text:p text:style-name="P94">*Customer phone number : C088N0225<text:span text:style-name="T69">2445897</text:span>#</text:p>
      <text:p text:style-name="P94">*Person in charge : C088ali#</text:p>
      <text:p text:style-name="P94">*Customer type : C088Tcommon#</text:p>
      <text:p text:style-name="P94">*Adress : C088Wizmit#</text:p>
      <text:p text:style-name="P37"><text:span text:style-name="T23">void</text:span> <text:span text:style-name="T37">remote2</text:span>(<text:span text:style-name="T23">short</text:span> <text:span text:style-name="T56">choosem</text:span>)</text:p>
      <text:p text:style-name="P71"/>
      <text:p text:style-name="P46">Uzaktan kontrol <text:span text:style-name="T81">2: Firmanın bazı sipariş fonksiyonlarına erişimini sağlar.</text:span></text:p>
      <text:p text:style-name="P44"/>
      <text:p text:style-name="P44"/>
      <text:p text:style-name="P63"/>
      <text:p text:style-name="P75"><text:soft-page-break/>--<text:span text:style-name="T15">orders.h</text:span><text:span text:style-name="T16">--</text:span></text:p>
      <text:p text:style-name="P87"/>
      <text:p text:style-name="P87">içerisinde siparişlere yönelik fonksiyonlar bulunmaktadır.</text:p>
      <text:p text:style-name="P89"/>
      <text:p text:style-name="P89">Müşteri yanı:</text:p>
      <text:p text:style-name="P87"/>
      <text:p text:style-name="P64"><text:span text:style-name="T33">void</text:span><text:span text:style-name="T66"> </text:span><text:span text:style-name="T47">seeProducts</text:span><text:span text:style-name="T66">(),</text:span><text:span text:style-name="T32">void</text:span><text:span text:style-name="T65"> </text:span><text:span text:style-name="T46">searchProducts</text:span><text:span text:style-name="T65">(),</text:span></text:p>
      <text:p text:style-name="P67"/>
      <text:p text:style-name="P76">Ürünleri gör : ürün sipariş etme ekranında firmanın sipariş edilebilecek ürünlerini listeler.</text:p>
      <text:p text:style-name="P76"/>
      <text:p text:style-name="P76">Ürünleri ara : Bu bir arka plan fonksiyonudur. Sipariş etmek istediğimiz ürünün ürünler <text:tab/> <text:s/><text:tab/> <text:s text:c="3"/>dosyasından bilgilerini çeker ve bir string şablonuna kaydeder.</text:p>
      <text:p text:style-name="P88"/>
      <text:p text:style-name="P88"/>
      <text:p text:style-name="P65"><text:span text:style-name="T33">void</text:span><text:span text:style-name="T66"> </text:span><text:span text:style-name="T47">addOrder</text:span><text:span text:style-name="T66">(</text:span><text:span text:style-name="T72">string</text:span><text:span text:style-name="T66"> </text:span><text:span text:style-name="T61">Id</text:span><text:span text:style-name="T66">),</text:span><text:span text:style-name="T32">void</text:span><text:span text:style-name="T65"> </text:span><text:span text:style-name="T46">searchInOrders</text:span><text:span text:style-name="T65">(</text:span><text:span text:style-name="T71">string</text:span><text:span text:style-name="T65"> </text:span><text:span text:style-name="T60">id</text:span><text:span text:style-name="T65">),</text:span><text:span text:style-name="T32">void</text:span><text:span text:style-name="T65"> </text:span><text:span text:style-name="T46">deleteOrder</text:span><text:span text:style-name="T65">(</text:span><text:span text:style-name="T71">string</text:span><text:span text:style-name="T65"> </text:span><text:span text:style-name="T60">id</text:span><text:span text:style-name="T65">, </text:span><text:span text:style-name="T32">bool</text:span><text:span text:style-name="T65"> </text:span><text:span text:style-name="T60">style</text:span><text:span text:style-name="T65">),</text:span></text:p>
      <text:p text:style-name="P65"><text:span text:style-name="T32">void</text:span><text:span text:style-name="T65"> </text:span><text:span text:style-name="T46">listOrders</text:span><text:span text:style-name="T65">(</text:span><text:span text:style-name="T71">string</text:span><text:span text:style-name="T65"> </text:span><text:span text:style-name="T60">id</text:span><text:span text:style-name="T65">)</text:span></text:p>
      <text:p text:style-name="P68"/>
      <text:p text:style-name="P76"><text:span text:style-name="T76">Sipariş</text:span> ekleme : <text:span text:style-name="T76">M</text:span>üşteri numarası ile müşteri adına açılan bir dosyaya müşterinin siparişini <text:tab/><text:tab/> <text:s text:c="4"/>doğrulama aşaması ardından ekler. Sipariş string şablonunda durmaktadır.</text:p>
      <text:p text:style-name="P76"><text:tab/> <text:s text:c="4"/>SearchProducts() fonksiyonundan gelmiştir.</text:p>
      <text:p text:style-name="P77"/>
      <text:p text:style-name="P78">Siparişlerde arama : Müşteri numarası ile oluşturulan ve siparişlerin içerisine kaydedildiği dosya <text:tab/> <text:s text:c="13"/>içerisinde müşterinin ürün numarası ile arama yapmasını sağlar.</text:p>
      <text:p text:style-name="P78"/>
      <text:p text:style-name="P78">Sipariş silme : Müşterinin siparişini verdiği ürünü, kendi sipariş listesinden silmesine yarıyor.</text:p>
      <text:p text:style-name="P78"/>
      <text:p text:style-name="P78">Siparişleri listeleme : Müşteri numarası ile açılmış olan siparişler dosyasının içeriğini ekrana çizer.</text:p>
      <text:p text:style-name="P68"/>
      <text:p text:style-name="P79">Firma yanı :</text:p>
      <text:p text:style-name="P79"/>
      <text:p text:style-name="P66"><text:span text:style-name="T35">bool</text:span><text:span text:style-name="T77"> </text:span><text:span text:style-name="T49">customerType</text:span><text:span text:style-name="T77">(</text:span><text:span text:style-name="T73">string</text:span><text:span text:style-name="T77"> </text:span><text:span text:style-name="T63">id</text:span><text:span text:style-name="T77">),</text:span><text:span text:style-name="T23">double</text:span> <text:span text:style-name="T37">pricing</text:span>(<text:span text:style-name="T70">string</text:span> <text:span text:style-name="T56">id</text:span>),</text:p>
      <text:p text:style-name="P66"/>
      <text:p text:style-name="P79">Müşteri tipi : Bu bir arkaplan fonksiyonudur, müşterinin özel mi yoksa sıradan mı olduğunu tespit <text:tab/> <text:s text:c="2"/>eder. True-&gt;özel , false-&gt;sıradan</text:p>
      <text:p text:style-name="P79"/>
      <text:p text:style-name="P79">Ücretlendirme : Müşteri türünün tespitinin ardından çalışır ve müşterinin siparişini ona göre <text:tab/><text:tab/> <text:s text:c="7"/>ücretlendirir. Özel müşteri özel fiyat , sıradan müşteri sıradan fiyat.</text:p>
      <text:p text:style-name="P79"><text:tab/> <text:s text:c="7"/><text:span text:style-name="T78">Müşteri numaralı dosyayı okur ve içerisindeki ürünlerin hedef fiyatlarını okuyup <text:tab/> <text:s text:c="7"/>bir toplam çıkartır ve döndürür.</text:span></text:p>
      <text:p text:style-name="P79"/>
      <text:p text:style-name="P61"><text:span text:style-name="T28">void</text:span><text:span text:style-name="T53"> </text:span><text:span text:style-name="T42">writeOrders</text:span><text:span text:style-name="T53">(</text:span><text:span text:style-name="T74">string</text:span><text:span text:style-name="T53"> </text:span><text:span text:style-name="T59">id</text:span><text:span text:style-name="T53">),</text:span><text:span text:style-name="T25">void</text:span><text:span text:style-name="T51"> </text:span><text:span text:style-name="T39">minusProductStockNum</text:span><text:span text:style-name="T51">()</text:span></text:p>
      <text:p text:style-name="P69"/>
      <text:p text:style-name="P80">Sipariş yaz : Her değişikliğin ardından çalışan bu fonksiyon müşteri siparişlerini firmaya <text:tab/> <text:s text:c="3"/><text:tab/> <text:s/>gönderilmek üzere bir başlık altında toplar içerisinde dinamik olarak sipariş tarihi ve <text:tab/> <text:s/>sipariş totali bulunmaktadır.</text:p>
      <text:p text:style-name="P81"/>
      <text:p text:style-name="P81">Ürün stok numarası eksiltme : Her ürün satın alma işleminin ardından çalışır ve ilgili ürünün, ürün <text:tab/> <text:s/>kodu sayesinde products.txt dosyasında stok numarası bilgisinin bulunduğu satıra <text:tab/> <text:s/>müdahale eder ve bir azaltır.</text:p>
      <text:p text:style-name="P81"/>
      <text:p text:style-name="P81"/>
      <text:p text:style-name="P80"/>
      <text:p text:style-name="Standard"/>
      <text:p text:style-name="P88"/>
      <text:p text:style-name="P72"/>
      <text:p text:style-name="P63"><text:soft-page-break/><text:span text:style-name="T75">string</text:span><text:span text:style-name="T68"> </text:span><text:span text:style-name="T45">searchInOrdersTxt</text:span><text:span text:style-name="T68">(</text:span><text:span text:style-name="T75">string</text:span><text:span text:style-name="T68"> </text:span><text:span text:style-name="T64">id</text:span><text:span text:style-name="T68">),</text:span><text:span text:style-name="T23">void</text:span> <text:span text:style-name="T37">removeOrders</text:span>(<text:span text:style-name="T70">string</text:span> <text:span text:style-name="T56">id</text:span>)</text:p>
      <text:p text:style-name="P63"/>
      <text:p text:style-name="P82">Siparişler dosyası içerisinde arama : Bu fonksiyon orders.txt dosyasından silinmek istenen hedef <text:tab/>total sipariş bilgi bloğunun tespitini sağlar. Onun başlangıç ‘&amp;’ bitiş ‘&amp;’ karakterlerinin <text:tab/>dosyadaki konumunu tutar ver string olarak döndürür.</text:p>
      <text:p text:style-name="P82"/>
      <text:p text:style-name="P82">Siparişleri sil : Silinmek istenen hedef veri bloğunu silmek üzere searchInOrdersTxt() fonksiyonuna <text:tab/>erişir. Hedef veri bloğunun konumunu string olarak elde eder ve dosyada ilgili <text:tab/>konumlar arasını yerleşik olarak gelen erase() fonksiyonu yardımı ile siler. Silme <text:tab/>işleminin ardından değişiklikler dosyaya orders.txt ye kaydedilir.</text:p>
      <text:p text:style-name="P62"/>
      <text:p text:style-name="P72"/>
      <text:p text:style-name="P63"><text:span text:style-name="T31">void</text:span><text:span text:style-name="T68"> </text:span><text:span text:style-name="T45">remote</text:span><text:span text:style-name="T68">(</text:span><text:span text:style-name="T31">short</text:span><text:span text:style-name="T68"> </text:span><text:span text:style-name="T64">whichFuncIllRun</text:span><text:span text:style-name="T68">, </text:span><text:span text:style-name="T75">string</text:span><text:span text:style-name="T68"> </text:span><text:span text:style-name="T64">id</text:span><text:span text:style-name="T68">),</text:span><text:span text:style-name="T23">void</text:span> <text:span text:style-name="T37">formating</text:span>(<text:span text:style-name="T70">string</text:span> <text:span text:style-name="T56">fileNameTxt</text:span>)</text:p>
      <text:p text:style-name="P62"/>
      <text:p text:style-name="P83">Uzaktan kontrol : müşteriler sınıfından siparişler sınıfına erişim sağlandığı zaman tek public <text:tab/>fonksiyon olan remote() yukarıda bahsi geçen ilgili bazı metotlara erişim sağlamaktadır.</text:p>
      <text:p text:style-name="P83"/>
      <text:p text:style-name="P85">Formatlama : Her düzenleme işleminden sonra dosyalara tekrar tekrar yazdırılan veriler <text:tab/>okunabilirlik kazanmaları adına formating() fonksiyonundan geçerler ve txt dosyalarına <text:tab/>belli bir düzen ile yazdırılırlar.</text:p>
      <text:p text:style-name="P72"/>
      <text:p text:style-name="P36"><text:span text:style-name="T34">void</text:span><text:span text:style-name="T67"> </text:span><text:span text:style-name="T48">remote2</text:span><text:span text:style-name="T67">(</text:span><text:span text:style-name="T34">short</text:span><text:span text:style-name="T67"> </text:span><text:span text:style-name="T62">whichFuncIllRun</text:span><text:span text:style-name="T67">),</text:span><text:span text:style-name="T23">void</text:span> <text:span text:style-name="T37">deleteAllOrders</text:span>()</text:p>
      <text:p text:style-name="P36"/>
      <text:p text:style-name="P47">Uzaktan kontrol <text:span text:style-name="T81">2: Firmanın bazı sipariş fonksiyonlarına erişimini sağlar.</text:span></text:p>
      <text:p text:style-name="P47"/>
      <text:p text:style-name="P48">Tüm siparişleri silmek : Firma orders.txt dosyasındaki tüm siparişleri silebilir.</text:p>
      <text:p text:style-name="P48"/>
      <text:p text:style-name="P34"><text:span text:style-name="T29">void</text:span><text:span text:style-name="T54"> </text:span><text:span text:style-name="T43">listMainOrders</text:span><text:span text:style-name="T54">(),</text:span><text:span text:style-name="T25">void</text:span><text:span text:style-name="T51"> </text:span><text:span text:style-name="T39">searchInOrderstxt</text:span><text:span text:style-name="T51">()</text:span></text:p>
      <text:p text:style-name="P38"/>
      <text:p text:style-name="P90">Genel sipariş listeleme : Firma orders.txt dosyasındaki siparişlerin tümünü ekranda okuyabilir.</text:p>
      <text:p text:style-name="P90"/>
      <text:p text:style-name="P90">Siparişler içerisinde arama : Firma orders.txt dosyasında müşteri numarası ile arama yapabilir.</text:p>
      <text:p text:style-name="P39"/>
      <text:p text:style-name="P48"/>
      <text:p text:style-name="P42"/>
      <text:p text:style-name="P43">müşteriNumarası.txt örneği : --C09.txt</text:p>
      <text:p text:style-name="P96">&amp;</text:p>
      <text:p text:style-name="P97">*Product ID : p01#</text:p>
      <text:p text:style-name="P97">*Product name : p01cellPhone#</text:p>
      <text:p text:style-name="P97">*Producter : p01samsung#</text:p>
      <text:p text:style-name="P97">*Estimated deliver time : p01t4#</text:p>
      <text:p text:style-name="P97">*production date : p01d12.12.12#</text:p>
      <text:p text:style-name="P97">*Price : p01$55#</text:p>
      <text:p text:style-name="P97">*Special price : p01$50#</text:p>
      <text:p text:style-name="P97">*Kdv : 0#</text:p>
      <text:p text:style-name="P97">*In Stock : p01N90000#</text:p>
      <text:p text:style-name="P97">&amp;</text:p>
      <text:p text:style-name="P97">*Product ID : p02#</text:p>
      <text:p text:style-name="P97">*Product name : p02cellPhone#</text:p>
      <text:p text:style-name="P97">*Producter : p02apple#</text:p>
      <text:p text:style-name="P97">*Estimated deliver time : p02t5#</text:p>
      <text:p text:style-name="P97">*production date : p02d12.12.12#</text:p>
      <text:p text:style-name="P97">*Price : p02$59.90#</text:p>
      <text:p text:style-name="P97">*Special price : p02$55#</text:p>
      <text:p text:style-name="P97">*Kdv : 0# ................</text:p>
      <text:p text:style-name="P6"><text:soft-page-break/></text:p>
      <text:p text:style-name="P45">orders.txt örneği : </text:p>
      <text:p text:style-name="P98">&amp;</text:p>
      <text:p text:style-name="P99">*Orderer ID : C09#</text:p>
      <text:p text:style-name="P99">*Order date : C09TDec 23 2021#</text:p>
      <text:p text:style-name="P99">*Order total : C09$248#</text:p>
      <text:p text:style-name="P99">*Order file : C09.txt#</text:p>
      <text:p text:style-name="P99">*Order owner : tech company#</text:p>
      <text:p text:style-name="P20"/>
      <text:p text:style-name="P49"><text:span text:style-name="T2">Programın kullanımı :</text:span> <text:span text:style-name="T82">Program çalıştırıldığında iki farklı giriş seçeneği görülecektir.</text:span></text:p>
      <text:p text:style-name="P49"/>
      <text:p text:style-name="P49"/>
      <text:p text:style-name="P50"><text:span text:style-name="T7">1.company</text:span><text:tab/>--&gt; firma anasayfasına yönlendirilmek üzere giriş doğrulama sayfasına gideriz.</text:p>
      <text:p text:style-name="P50"/>
      <text:p text:style-name="P50"><text:span text:style-name="T7">2.customer </text:span>--&gt; müşteri anasayfasına yönlendirilmek üzere müşteri giriş doğrulamaya gideriz.</text:p>
      <text:p text:style-name="P50"/>
      <text:p text:style-name="P50"><text:span text:style-name="T7">3.exit</text:span> --&gt; <text:span text:style-name="T86">programdan çıkışı sağlar.</text:span></text:p>
      <text:p text:style-name="P50"/>
      <text:p text:style-name="P50"/>
      <text:p text:style-name="P53">-1.company için :</text:p>
      <text:p text:style-name="P50"/>
      <text:p text:style-name="P50"><text:s text:c="4"/>seçilir seçilmez bizden firma girişi için kullanıcı adı ve şifre girmemizi ister.</text:p>
      <text:p text:style-name="P2">Giriş başarıyla sağlandıktan sonra firma anasayfası önümüze gelir. Burada :</text:p>
      <text:p text:style-name="P15"/>
      <text:p text:style-name="P15">1.products<text:tab/>--&gt;firma için ürün fonksiyonlarını barındırır.</text:p>
      <text:p text:style-name="P15">2.orders<text:tab/><text:tab/>--&gt;firma için siparişler fonksiyonlarını barındırır.</text:p>
      <text:p text:style-name="P15">3.customers<text:tab/>--&gt;firma için müşterileri fonksiyonlarını tanıtır.</text:p>
      <text:p text:style-name="P15">4.go back<text:tab/>--&gt;bir önceki sayfaya geri dönüş sağlar.</text:p>
      <text:p text:style-name="P15"/>
      <text:p text:style-name="P3">-1.products için : </text:p>
      <text:p text:style-name="P16"><text:tab/><text:tab/>1. add product<text:tab/>--&gt;products.txt dosyasına yeni ürün ekle.</text:p>
      <text:p text:style-name="P16"><text:s/><text:tab/>2. search in products<text:tab/>--&gt; products.txt dosyasında ürün kodu ile arama yapma.</text:p>
      <text:p text:style-name="P16"><text:s/><text:tab/>3. see products<text:tab/>--&gt; products.txt dosyasındaki tüm ürünler listeleme.</text:p>
      <text:p text:style-name="P16"><text:s/><text:tab/>4. edit product<text:tab/>--&gt; products.txt dosyasındaki ürün bilgilerini düzenleme.</text:p>
      <text:p text:style-name="P16"><text:s/><text:tab/>5. delete product<text:tab/>--&gt; products.txt dosyasından ürün silme.</text:p>
      <text:p text:style-name="P16"><text:s/><text:tab/>6. go back to main menu --&gt; Firma ana menüsüne geri dönüşü sağlar.</text:p>
      <text:p text:style-name="P16"><text:s/>-2.orders için : </text:p>
      <text:p text:style-name="P51"><text:tab/>1.see taken orders<text:tab/>--&gt; <text:span text:style-name="T83">orders.txt dosyasındaki alınan siparişleri gösterir .</text:span></text:p>
      <text:p text:style-name="P51"><text:s/><text:tab/>2.search in taken orders--&gt;<text:span text:style-name="T83">orders.txt dosyası içerisinde arama yapma imkanı sunar.</text:span></text:p>
      <text:p text:style-name="P51"><text:s/><text:tab/>3.delete an order<text:tab/>--&gt; <text:span text:style-name="T83">orders.txt dosyasından sipariş silmeye yarar.</text:span></text:p>
      <text:p text:style-name="P51"><text:s/><text:tab/>4.delete all olders<text:tab/>--&gt;<text:span text:style-name="T83">orders.txt dosyasının tamamını silmeye yarar.</text:span></text:p>
      <text:p text:style-name="P52"><text:s text:c="6"/>-3.customers için :</text:p>
      <text:p text:style-name="P52"><text:tab/>1.add customer<text:tab/>--&gt; customers.txt dosyasına yeni müşteri ekler.</text:p>
      <text:p text:style-name="P52"><text:s text:c="8"/><text:tab/>2.searching for customers--&gt; customers.txt dosyasında arama yapma imkanı sunar.</text:p>
      <text:p text:style-name="P52"><text:s text:c="8"/><text:tab/>3.edit customers<text:tab/>--&gt;customers.txt dosyasında müşteriler üstünde değişiklik yapar.</text:p>
      <text:p text:style-name="P52"><text:s text:c="8"/><text:tab/>4.removing customers<text:tab/>--&gt;customers.txt dosyasından müşteri siler.</text:p>
      <text:p text:style-name="P52"><text:s text:c="8"/><text:tab/>5.see all customers<text:tab/>--&gt;customers.txt dosyasındaki tüm müşterileri konsola çizdirir.</text:p>
      <text:p text:style-name="P52"><text:s text:c="8"/><text:tab/>6.go back<text:tab/><text:tab/>--&gt;bir önceki sayfaya dönme imkanı sunar.</text:p>
      <text:p text:style-name="P52"><text:tab/></text:p>
      <text:p text:style-name="P52"/>
      <text:p text:style-name="P52"/>
      <text:p text:style-name="P52"/>
      <text:p text:style-name="P52"><text:soft-page-break/><text:span text:style-name="T2">-</text:span><text:span text:style-name="T5">2.customer için :</text:span><text:span text:style-name="T84"> </text:span></text:p>
      <text:p text:style-name="P52"/>
      <text:p text:style-name="P4">seçildiğinde müşteri işlemlerine erişmek üzere bir giriş ya da kayıt ol sayfasına yönlendiriliriz.</text:p>
      <text:p text:style-name="P17"/>
      <text:p text:style-name="P18"><text:span text:style-name="T84">1-LogIn<text:tab/>--&gt;eğer müşteri </text:span>customers.tx<text:span text:style-name="T84">t dosyasında kayıtlı ise müşteri numarasıyla giriş yapabilir</text:span></text:p>
      <text:p text:style-name="P17">2-Register --&gt; yeni müşteri kaydı oluşturulur.</text:p>
      <text:p text:style-name="P17">3-Exit Program --&gt; programdan çıkar.</text:p>
      <text:p text:style-name="P17"/>
      <text:p text:style-name="P17"><text:s/>-1.LogIn için : </text:p>
      <text:p text:style-name="P17"><text:tab/>--&gt;müşteri numarası ile giriş sağlanır ve müşteri numarası girilen müşterinin <text:tab/> <text:s/><text:tab/> <text:s text:c="4"/>fonksiyonlarına erişim sağlanır.</text:p>
      <text:p text:style-name="P17"><text:tab/>1. give orders --&gt;<text:span text:style-name="T85">müşterinin sipariş vermesini sağlar </text:span></text:p>
      <text:p text:style-name="P17"><text:s/><text:tab/>2. search in orders --&gt;<text:span text:style-name="T85">müşteri siparişler içerisinde arama işlemi yapma imkanı sunar.</text:span></text:p>
      <text:p text:style-name="P17"><text:s/><text:tab/>3. delete orders --&gt;<text:span text:style-name="T85">müşteri siparişleri içerisinde silme operasyonu yapma imkanı sunar.</text:span></text:p>
      <text:p text:style-name="P17"><text:s/><text:tab/>4. see given orders --&gt;<text:span text:style-name="T85">müşteri siparişlerini konsola yazdırır.</text:span></text:p>
      <text:p text:style-name="P17"><text:s/><text:tab/>5. my data --&gt;<text:span text:style-name="T85">müşterinin bilgilerini görmesini sağlar.</text:span></text:p>
      <text:p text:style-name="P17"><text:tab/>6. delete my orders --&gt;<text:span text:style-name="T85">müşterinin siparişlerinin tümünü silmesi imkanı sunar.</text:span></text:p>
      <text:p text:style-name="P17"><text:tab/>7. exit program --&gt;<text:span text:style-name="T85">programdan çıkış.</text:span></text:p>
      <text:p text:style-name="P17"><text:tab/> <text:s text:c="4"/></text:p>
      <text:p text:style-name="P17">-2.Register için : </text:p>
      <text:p text:style-name="P17"><text:tab/>--&gt;yen müşteri kaydı için konsoldan bilgi toplar.</text:p>
      <text:p text:style-name="P17"><text:tab/></text:p>
      <text:p text:style-name="P17">-<text:span text:style-name="T85">3.Exit Program : </text:span></text:p>
      <text:p text:style-name="P17"><text:tab/>--&gt;<text:span text:style-name="T85">programdan çıkışı sağlar.</text:span></text:p>
      <text:p text:style-name="P17"/>
      <text:p text:style-name="P17"/>
      <text:p text:style-name="P21"><text:tab/><text:tab/><text:tab/><text:tab/><text:span text:style-name="T90">SomeThingWithTxtFiles.exe</text:span></text:p>
      <text:p text:style-name="P101"/>
      <text:p text:style-name="P21"><text:tab/><text:tab/><text:tab/><text:tab/><text:tab/><text:tab/>Mustafa BİÇER</text:p>
      <text:p text:style-name="P102">B201210078</text:p>
      <text:p text:style-name="P54"><text:span text:style-name="T88"><text:tab/><text:tab/><text:tab/><text:tab/><text:tab/><text:tab/></text:span><text:span text:style-name="T89">P.G C GRUBU.</text:span><text:span text:style-name="T12">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Poppins" svg:font-family="Poppi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7T11:36:21.200000000</dc:date>
    <meta:editing-duration>PT2H47M36S</meta:editing-duration>
    <meta:editing-cycles>44</meta:editing-cycles>
    <meta:generator>LibreOffice/7.1.4.2$Windows_X86_64 LibreOffice_project/a529a4fab45b75fefc5b6226684193eb000654f6</meta:generator>
    <meta:document-statistic meta:table-count="0" meta:image-count="0" meta:object-count="0" meta:page-count="8" meta:paragraph-count="226" meta:word-count="1977" meta:character-count="15842" meta:non-whitespace-character-count="13776"/>
  </office:meta>
</office:document-meta>
</file>